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style:font-face style:name="Verdana" svg:font-family="Verdana"/>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line-height-at-least="0.2500in"/>
      <style:text-properties style:font-name="PingFang TC" fo:font-size="11.0pt" fo:color="#000000" fo:background-color="#ffffec"/>
    </style:style>
    <style:style style:name="P5" style:family="paragraph" style:parent-style-name="Standard">
      <style:paragraph-properties fo:margin-bottom="0.1667in" style:line-height-at-least="0.2361in"/>
      <style:text-properties style:font-name="PingFang TC" fo:font-size="12.0pt" fo:color="#000000"/>
    </style:style>
    <style:style style:name="P6" style:family="paragraph" style:parent-style-name="Standard">
      <style:paragraph-properties style:line-height-at-least="0.2500in"/>
      <style:text-properties style:font-name="Verdana" fo:font-size="11.0pt" fo:color="#000000" fo:background-color="#ffffec"/>
    </style:style>
    <style:style style:name="P7" style:family="paragraph" style:parent-style-name="Standard">
      <style:paragraph-properties fo:margin-bottom="0.1528in" style:line-height-at-least="0.2500in"/>
      <style:text-properties style:font-name="PingFang TC" fo:font-size="11.0pt" fo:color="#000000" fo:background-color="#ffff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Verdana" fo:letter-spacing="0.0000in"/>
    </style:style>
    <style:style style:name="T5" style:family="text">
      <style:text-properties style:font-name="PingFang SC" fo:letter-spacing="0.0000in"/>
    </style:style>
    <style:style style:name="T6" style:family="text">
      <style:text-properties style:font-name="PingFang TC" fo:letter-spacing="0.0000in"/>
    </style:style>
    <style:style style:name="TableColumn1" style:family="table-column">
      <style:table-column-properties style:column-width="3.4625in" style:rel-column-width="32767*"/>
    </style:style>
  </office:automatic-styles>
  <office:body>
    <office:text>
      <text:p text:style-name="P1"><text:span text:style-name="T1">qegg | 2005.05.31 01:13 | </text:span><text:span text:style-name="T2">#</text:span></text:p>
      <text:p text:style-name="P2"><text:span text:style-name="T1">wendelin:</text:span></text:p>
      <text:p text:style-name="P2"><text:span text:style-name="T1">沒錯沒錯... 我以前也問過同樣的問題</text:span><text:span text:style-name="T3"><text:line-break/></text:span><text:span text:style-name="T1">是橄欖枝呢!</text:span></text:p>
      <text:p text:style-name="P1"><text:a xlink:type="simple" xlink:href="http://palinfo.habago.org/mt-comments.cgi?__mode=red&amp;id=393"><text:span text:style-name="T2">wendelin</text:span></text:a><text:span text:style-name="T1"> | 2005.05.29 22:56 | </text:span><text:span text:style-name="T2">#</text:span></text:p>
      <text:p text:style-name="P3"><text:span text:style-name="T1">上面的圖片是橄欖樹嗎?</text:span><text:span text:style-name="T3"><text:line-break/></text:span><text:span text:style-name="T1">我沒有留意到</text:span><text:span text:style-name="T3"><text:line-break/></text:span><text:span text:style-name="T1">把你們網站傳給巴勒斯坦朋友看</text:span><text:span text:style-name="T3"><text:line-break/></text:span><text:span text:style-name="T1">他脫口說出'olive tree'</text:span></text:p>
      <text:p text:style-name="P1"><text:span text:style-name="T1">陳真 | 2005.05.29 13:20 | </text:span><text:span text:style-name="T2">#</text:span></text:p>
      <text:p text:style-name="P2"><text:span text:style-name="T1">您終於回來啦?</text:span></text:p>
      <text:p text:style-name="P1"><text:span text:style-name="T1">qegg | 2005.05.29 03:30 | </text:span><text:span text:style-name="T2">#</text:span></text:p>
      <text:p text:style-name="P3"><text:span text:style-name="T1">怡靜回來啦! 歡迎歡迎... ^O^</text:span></text:p>
      <text:p text:style-name="P1"><text:span text:style-name="T1">怡靜 | 2005.05.28 13:30 | </text:span><text:span text:style-name="T2">#</text:span></text:p>
      <text:p text:style-name="P4"><text:span text:style-name="T4">Naga | 2005.05.27 23:58 | # </text:span><text:span text:style-name="T1">　　我去請教了電腦高手，他說最簡單的方式是換篇文章繼續留言，然後在新文章那兒貼個連結，然後從此比照辦理。原來那兒是個</text:span><text:span text:style-name="T4">blog</text:span><text:span text:style-name="T1">留言板啊！</text:span></text:p>
      <text:p text:style-name="P2"><text:span text:style-name="T1">Naga的建議其實是國內現行很多blog站的作法（假設該站有設留言版，畢竟blog站不太需要有留言版，因為已經有comment的功能。）。但因為MT這種軟體本來就是作為blog使用，我們只是把它tweak一下，用來做文章管理的後台軟體，所以難免會有一些不適合的地方。</text:span><text:span text:style-name="T3"><text:line-break/></text:span><text:span text:style-name="T1">外掛獨立留言版程式也是一個解決方法，如果有人知道有什麼好用（介面簡單，功能不要太多）的open source的留言版小程式，歡迎推薦。感激不盡。</text:span></text:p>
      <text:p text:style-name="P1"><text:span text:style-name="T1">陳真 | 2005.05.28 01:02 | </text:span><text:span text:style-name="T2">#</text:span></text:p>
      <text:p text:style-name="P3"><text:span text:style-name="T1">這個建議倒是可行,只是多少有點不太圓滿,感覺像斷掉似的.但萬一不行,似乎也只好先這樣. 謝謝 Naga.</text:span></text:p>
      <text:p text:style-name="P3"><text:span text:style-name="T1">繼續呼籲: 電腦高手站出來! 世界和平需要你! :&gt;</text:span><text:span text:style-name="T3"><text:line-break/></text:span></text:p>
      <text:p text:style-name="P1"><text:span text:style-name="T1">Naga | 2005.05.27 23:58 | </text:span><text:span text:style-name="T2">#</text:span></text:p>
      <text:p text:style-name="P2"><text:span text:style-name="T3"><text:line-break/></text:span><text:span text:style-name="T1">　　我去請教了電腦高手，他說最簡單的方式是換篇文章繼續留言，然後在新文章那兒貼個連結，然後從此比照辦理。原來那兒是個blog留言板啊！</text:span></text:p>
      <text:p text:style-name="P1"><text:span text:style-name="T1">電腦高手站出來! | 2005.05.27 06:20 | </text:span><text:span text:style-name="T2">#</text:span></text:p>
      <text:p text:style-name="P3"><text:span text:style-name="T1">底下是貼在親系譜的留言板,那板現在已經又臭又長,不是挺好閱讀,我把這個求救訊息給貼在此,電腦高手站出來!世界和平就靠你了!!如果你聽得懂我所描述的電腦問題,請與我們連絡! 汪~汪!!(哈巴狗語,謝謝的意思)</text:span></text:p>
      <text:p text:style-name="P3"><text:span text:style-name="T1">哈巴狗集團董事長</text:span><text:span text:style-name="T3"><text:line-break/></text:span><text:span text:style-name="T1">陳真</text:span></text:p>
      <text:p text:style-name="P3"><text:span text:style-name="T1">=======</text:span><text:span text:style-name="T3"><text:line-break/></text:span><text:span text:style-name="T1">常收到救援方面的訊息,我想等(親系譜)網站運作較穩定後,看看需要再增加或減少哪些分類項目,也許可以加上一個 "行動" 區,把一些有關連署寫信或救援或協尋或抗議行動布告等方面的訊息擺在一起,以便讀者可以立即掌握這些有時間性或持續性的事情.</text:span></text:p>
      <text:p text:style-name="P3"><text:span text:style-name="T1">但我不知道如何修改網頁,這全都是麗鈞在弄,不好意思請她一下改這樣一下改那樣,所以目前也只能將就將就.</text:span></text:p>
      <text:p text:style-name="P3"><text:span text:style-name="T1">像這個留言板,越來越長卻無法分頁,麗鈞好像也不知道怎麼改.不知道有沒有精通電腦的仁人志士願意幫我們這個忙??!!!!!!!</text:span></text:p>
      <text:p text:style-name="P3"><text:span text:style-name="T1">我肯花錢解決這些電腦問題(如果只是幾千塊的話,董事長的能力就只有這樣),但若是志願者,也許出於某種想法上的認同, 彼此美感溝通上會比較好溝通,而不是當成一件生意來處理了事.</text:span></text:p>
      <text:p text:style-name="P3"><text:span text:style-name="T1">請大家告訴大家,電腦高手站出來!!!!!親系譜需要你!!!!拜託拜託,可憐可憐我們這些電腦智障!!!!</text:span></text:p>
      <text:p text:style-name="P3"><text:span text:style-name="T1">我聽說好像可以在不改動整個版面設計的狀況下,直接 "外掛" 一個什麼留言板程式就好,而不需要改成 php (?). 我這樣講不知道會不會很外行? 簡單說,我只是希望留言板可以分頁,至於其它版面結構我們都挺滿意,能不動就不要動.</text:span></text:p>
      <text:p text:style-name="P3"><text:span text:style-name="T1">至於個別欄位內是否可以分頁,當然,能分最好,不能分也罷,畢竟一個標題也不過一行,佔不了多少版面長度. 主要是留言板,越來越長,閱讀上會越來越困難.</text:span></text:p>
      <text:p text:style-name="P3"><text:span text:style-name="T1">電腦高手請站出來救我們吧!!!!!</text:span></text:p>
      <text:p text:style-name="P3"><text:span text:style-name="T1">另外還有網站登錄的問題,不過那個以後再說了,一次就說一件事就好,反正現在這網站也沒有什麼內容.</text:span></text:p>
      <text:p text:style-name="P3"><text:span text:style-name="T1">親系譜工友</text:span></text:p>
      <text:p text:style-name="P3"><text:span text:style-name="T1">陳真 敬啟</text:span></text:p>
      <text:p text:style-name="P3"><text:span text:style-name="T1">2005. 5. 24.</text:span></text:p>
      <text:p text:style-name="P3"><text:span text:style-name="T1">p.s.:親系譜這網站之前講好是學姐當站長,完全由她來經營,我則從事幕後 "廖北亞" (台語 "情報人員" 的意思)工作,負責找文章提供資料. 但她因為日理萬機,所以由我暫代.</text:span></text:p>
      <text:p text:style-name="P3"><text:span text:style-name="T1">沒有經營得粉好,常被罵,這個不能貼那個怎麼還沒貼....唉, 工友不好當,還是當董事長比較好,發號施令就行.</text:span></text:p>
      <text:p text:style-name="P3"><text:span text:style-name="T1">哈巴狗集團有三大企業,一是怡靜的巴勒網,二是學姐的這個親系譜,三才是董事長的 "紀念若雪不鏽鋼網頁" (外號 "哈巴狗電台").可是電台已於一年前倒台,幾年內不打算再恢復.</text:span></text:p>
      <text:p text:style-name="P3"><text:span text:style-name="T1">除三大網路企業,我們還打算成立一個出版社,但依我們的辦事能力和負債累累, 這恐怕是更為遙遠以後的事了.</text:span></text:p>
      <text:p text:style-name="P3"><text:span text:style-name="T1">要是有自己的 "哈巴狗出版社", 第一本要出的就是學姐已經翻譯完好幾年的一本動物權重要書籍(還有一本還沒翻),作者是一位牛津大學的神學教授,也是一位牧師.</text:span></text:p>
      <text:p text:style-name="P3"><text:span text:style-name="T1">這書的簡體字版,大陸方面已經要出書了,也是學姐翻譯的,但台灣卻碰了無數釘子!</text:span></text:p>
      <text:p text:style-name="P3"><text:span text:style-name="T1">馬的,出一本這樣重要的書,在台灣居然沒有一家出版社願意,就算所有費用由我們自己出,也還是沒有人願意,真奇怪, 不過是提供通路,負責印刷行銷罷了. 碰無數釘子的其中道理,說穿了就是人脈和地位不足.</text:span></text:p>
      <text:p text:style-name="P3"><text:span text:style-name="T1">幾年前,有位長老教會牧師,我們的好朋友王崇堯教授,曾把我們這出書計劃推薦給教會公報社,我們於是就拿著介紹信去找社長談,那社長大概看我們兩個共騎一台摩托車,衣衫老舊, 還穿著雨衣,只差沒穿雨鞋,一身狼狽不像個人樣,居然用一種嘲諷的態度接待我們,教訓我們許多生意經,說要怎麼怎麼出,出些什麼樣的書,才會賺錢,講得挺得意.</text:span></text:p>
      <text:p text:style-name="P3"><text:span text:style-name="T1">但我們聽了倒很訝異,這就是教會出版社的經營方針嗎? 我們沒有要藉這書賺錢啊,所有錢就算都讓我們自己出也行,賺賠都無所謂,我們只是相信這樣一本和基督教有關的書將十分有助於台灣動保運動的發展,依我的敏感度判斷,這書將會樹立起一種類似里程碑那樣的效果.</text:span></text:p>
      <text:p text:style-name="P3"><text:span text:style-name="T1">我們對菁英所應從事的一些事並不感興趣,比如出書發表文章等,從來不是我們的考量. 但那位社長或某些出版社的人,大概都不相信我們對這兩本書的判斷,以為這只是一種我們學術方面的個人企圖. 其實完全不是,我們有那麼低級嗎?</text:span></text:p>
      <text:p text:style-name="P3"><text:span text:style-name="T1">弄這兩本書弄那麼久,無非也只是認為它們非常重要. 特別是台灣基督教在動保方面幾乎缺席,應該有比較完整的文獻和經驗做為一種介面,在基督教界建立起動保思想的面向.</text:span></text:p>
      <text:p text:style-name="P3"><text:span text:style-name="T1">我不相信上帝只是要照顧人,而把其他動物排除在祂的福音之外,我不相信這種說法,人沒有那麼獨特,也沒那麼偉大,人只是萬物之一,萬物的一份子,而不是萬物的主宰,上帝才是萬物的主宰.</text:span></text:p>
      <text:p text:style-name="P3"><text:span text:style-name="T1">繁體中文的台灣, 直到今天,仍無視於這兩本書,若能引進它,我相信它會有一些深刻的影響,這影響,不光是一種動保方面技術面或實務上的經驗輸入,也不是一種瑣碎的議題思辯,更是一種可以持續發酵的整體反省.它建立的將不是一個點或一條線,而是一個面向.</text:span></text:p>
      <text:p text:style-name="P3"><text:span text:style-name="T1">陳真 2005. 5. 24.</text:span></text:p>
      <text:p text:style-name="P1"><text:span text:style-name="T1">小雲 | 2005.05.27 05:03 | </text:span><text:span text:style-name="T2">#</text:span></text:p>
      <text:p text:style-name="P2"><text:span text:style-name="T1">啊!原來患「失語症」者不只我一個。</text:span><text:span text:style-name="T3"><text:line-break/></text:span><text:span text:style-name="T1">別人大聲發表言論，往往換來敝人目瞪口呆，一副白癡的蠢樣子，千言萬語全在腦袋發漲，還有有文字這條路可走，否則真成了「沒有聲音的人」。</text:span></text:p>
      <text:p text:style-name="P1"><text:span text:style-name="T1">陳真 | 2005.05.25 08:30 | </text:span><text:span text:style-name="T2">#</text:span></text:p>
      <text:p text:style-name="P3"><text:span text:style-name="T1">wendelin,好好好,謝謝. 連你朋友的文章, 全都傳給我好了,但不急. 等妳很有空時再寄就行.</text:span></text:p>
      <text:p text:style-name="P3"><text:span text:style-name="T1">還有,主人暫時不在,妳得給我更長時間慢慢摸索,因為像什麼超連結,我都還不會弄,得慢慢慢慢慢慢來才行.</text:span></text:p>
      <text:p text:style-name="P3"><text:span text:style-name="T1">謝謝囉.</text:span></text:p>
      <text:p text:style-name="P3"><text:span text:style-name="T1">=========</text:span><text:span text:style-name="T3"><text:line-break/></text:span><text:span text:style-name="T1">董事長都已飛臨太空笑傲地球了,境界還不高?</text:span></text:p>
      <text:p text:style-name="P1"><text:a xlink:type="simple" xlink:href="http://palinfo.habago.org/mt-comments.cgi?__mode=red&amp;id=366"><text:span text:style-name="T2">wendelin</text:span></text:a><text:span text:style-name="T1"> | 2005.05.25 04:45 | </text:span><text:span text:style-name="T2">#</text:span></text:p>
      <text:p text:style-name="P2"><text:span text:style-name="T1">抱歉沒有立即回復, 因為剛遠行回來.</text:span><text:span text:style-name="T3"><text:line-break/></text:span><text:span text:style-name="T1">歡迎取用, 如有需要的話, 我可以把我貼在blog的圖文檔傳給你們. 回來後一直跟巴勒斯坦的朋友們(文章提到的)保持聯絡, 有個朋友Atef Saad傳了兩篇他寫的報導給我, 在想要不要交給你們刊登, 不然我還真不知要放哪裡</text:span></text:p>
      <text:p text:style-name="P1"><text:span text:style-name="T1">陳真 | 2005.05.25 04:07 | </text:span><text:span text:style-name="T2">#</text:span></text:p>
      <text:p text:style-name="P3"><text:span text:style-name="T1">民進黨人十之八九是猥瑣政客,但秋堇再怎麼荒腔走板,都不會是政客,她只是沒有意識到言行裏一些矛盾及其嚴重性.</text:span></text:p>
      <text:p text:style-name="P3"><text:span text:style-name="T1">阿菊姐 (陳菊) 和阿耀 (戴振耀) 也是, 我覺得他們做得還不錯, 不滿意但可接受, 但就算做得很爛, 這些朋友依然令人尊敬. 就算 "迷失" 得最厲害的林義雄也是, 他們都不是存心要使壞, 跟陳水扁完全不一樣.</text:span></text:p>
      <text:p text:style-name="P3"><text:span text:style-name="T1">陳某人才是顛倒黑白根本不把良知當一回事的政客, 為達目的, 完全可以不擇手段! 那兩顆會轉彎的魔術子彈, 以及隨後種種選票炒作, 都只是無數騙術之一.</text:span></text:p>
      <text:p text:style-name="P3"><text:span text:style-name="T1">我真懷疑到現在還有多少人依然要堅持說不信那兩顆子彈的人就是沒有人性? 我倒以為, 會相信這場拙劣槍擊大戲的人該去做一下 IQ 測驗, 他們的常識和判斷能力都太差太差. (當然, 公開假裝相信的人, IQ 必然很高!!)</text:span></text:p>
      <text:p text:style-name="P3"><text:span text:style-name="T1">事發當時, 曾在 Karl Marx 的網站上力辯各路 IQ 奇高或奇低人士, 現在回想起來, 似乎 “真理” 是站在我這邊.</text:span></text:p>
      <text:p text:style-name="P3"><text:span text:style-name="T1">反侵略伊拉克也是. 台灣很多那種很愛講話的評論員或座談會專家, 大小名嘴或網路寫手, 什麼都不懂, 卻似乎只要跟著主流走, 有了個 “立場” 後就什麼都敢講都敢預言. 我若是他們, 我若言論或預言老是漏氣, 而且是漏這麼大一個 氣, 我會考慮看是要公開認錯就此閉嘴, 或乾脆切腹自殺以謝死者.</text:span></text:p>
      <text:p text:style-name="P3"><text:span text:style-name="T1">這些言論專家, 他們缺少一種美德, 卻多了一層迷信; 他們一方面克制能力很差很差, 凍未條(台語克制不住的意思), 吃兩天齋就想上西天, 很愛講一些根本一無所知的東西, 另一方面卻總以為只要跟著主流走（頂多稍加修飾）就沒錯, 於是當然就會頻頻出錯, 而且是極其可笑毫無 “常識” 的錯誤, 就像什麼解放伊拉克人或阿富汗人, 什麼大規模毀滅武器一樣, 這些根本不值一駁的謊言, 他們卻像鸚鵡一樣, 覆述分析得煞有介事.</text:span></text:p>
      <text:p text:style-name="P3"><text:span text:style-name="T1">或許, “表態” 才是他們的目的, 追求是非公義倒從來都不是. 這就是 IQ 奇高人士的厲害之處, 他們永遠都有辦法站在安全爽快的位置上, 講一些很得體、乍看漂亮動聽的話.</text:span></text:p>
      <text:p text:style-name="P3"><text:span text:style-name="T1">但別以為他們真的有什麼 “立場”, 那就錯了，他們只是一些 “商人”，隨著利之所在或美名之所在而安全漂亮地移轉。任何問題的所謂正反兩邊, 都有這樣的天才, 別以為他在廟裏說和尚的話就是好事, 上帝大概也不會因為我們上教堂唱聖歌就滿心喜悅, 祂難道不知道我們心裏的動靜?</text:span></text:p>
      <text:p text:style-name="P3"><text:span text:style-name="T1">陳真 2005. 5. 24.</text:span><text:span text:style-name="T3"><text:line-break/></text:span></text:p>
      <text:p text:style-name="P1"><text:span text:style-name="T1">不平者 | 2005.05.25 03:31 | </text:span><text:span text:style-name="T2">#</text:span></text:p>
      <text:p text:style-name="P2"><text:span text:style-name="T1">我寫別字與你有何相干, 需要每每在網上做文章? 你不只境界不高, 我懷疑你有某種的怪癖.</text:span></text:p>
      <text:p text:style-name="P1"><text:span text:style-name="T1">陳真 | 2005.05.25 02:48 | </text:span><text:span text:style-name="T2">#</text:span></text:p>
      <text:p text:style-name="P3"><text:span text:style-name="T1">不要說英文,董事長連台語也幾乎不會講了. 語言消失, 本該化成音樂, 卻化成了嘆息.</text:span></text:p>
      <text:p text:style-name="P3"><text:span text:style-name="T1">"講話" 曾是我的專長,但曾幾何時卻彷彿變成一種遙遠的記憶,有時都很懷疑過去那個我是否真的存在,或只是一場夢.</text:span></text:p>
      <text:p text:style-name="P3"><text:span text:style-name="T1">就算還剩片語隻字,當著別人的面,伶俐地指三道四,似乎也從不是我辦得到的. 我覺得我是個好聽眾,或許也依然是個好 "說客" (說服的說), 但卻只能 "大聲地思考", 失去語言衝動和能力.</text:span></text:p>
      <text:p text:style-name="P3"><text:span text:style-name="T1">每次搭飛機,只消用中文跟長榮的空中小姐講說請給我一杯水,也常會覺得彷彿少了一種把話講出口的衝動而寧可一路口渴到底, 彷彿話語有著萬鈞重而舉不起來.</text:span></text:p>
      <text:p text:style-name="P3"><text:span text:style-name="T1">有一次,劉峰松老師的小孩,一個心地善良氣質非凡的天才畫家,一個我所尊敬比我年輕許多的好朋友寫信來,他說他 "已經潛入了無音池", 無法言語.</text:span></text:p>
      <text:p text:style-name="P3"><text:span text:style-name="T1">十幾年來常想起這句話,難道我也不知不覺潛入了無音池? 少了言語的重量, 地心引力似乎也不存在了, 飛臨太空, 彷彿世界就在腳下.</text:span></text:p>
      <text:p text:style-name="P3"><text:span text:style-name="T1">我這個一波 N 折斷斷續續寫了好幾年的博士論文,主標題叫 "A Quiet Flight" (一段安靜的飛行),寫到現在,我都分不清是在寫維根斯坦或寫我自己了...</text:span></text:p>
      <text:p text:style-name="P3"><text:span text:style-name="T1">陳真 2005. 5. 24.</text:span></text:p>
      <text:p text:style-name="P1"><text:span text:style-name="T1">陳真 | 2005.05.25 02:26 | </text:span><text:span text:style-name="T2">#</text:span></text:p>
      <text:p text:style-name="P2"><text:span text:style-name="T1">真搞不懂,為什麼寫別人名字出錯率幾乎百分百? 更何況又不是一個初識者.是田秋堇,不是田秋瑾.</text:span></text:p>
      <text:p text:style-name="P1"><text:span text:style-name="T1">學姊 | 2005.05.24 20:08 | </text:span><text:span text:style-name="T2">#</text:span></text:p>
      <text:p text:style-name="P3"><text:span text:style-name="T1">這絕對不見得的. 我們兩人倒不是英文的問題, 但卻有社交恐懼症, 通常要說話, 即便是跟服務生要杯水, 我們都會你推我我推你的, 有時寧可忍著乾渴之苦.</text:span></text:p>
      <text:p text:style-name="P3"><text:span text:style-name="T1">如記者般發問, 那就更不用說了. 不過我覺得, 要了解以色列態度, 可由許多其他方面下手,當面的質問, 意義恐怕只在於看看對方操著哪一套說辭, 如何合理化自身.</text:span></text:p>
      <text:p text:style-name="P3"><text:span text:style-name="T1">昨天才看到岳弘貼的熊貓新聞. 想不到田秋瑾為了反對馬英九, 竟然會說動物園像馬戲團, 只為了票房和娛樂, 還問馬英九若把他關在房裏供人參觀, 他會舒服嗎. 天啊, 田秋瑾可是不久前說要開放觀光狩獵, 讓人人都來打山中飛鼠與山羌, 只為了給宜蘭增加稅收的. 想不到現在竟操了那麼一套基進的動物權論點來對付政敵. 這種對原則與價值的工具性利用, 以及由之而必然產生的矛盾, 似乎是政客的本質. 但是曾經讓人有所期望, 甚至有所景仰的'秋瑾姐', 如今竟也如此, 真讓人有些失望.</text:span></text:p>
      <text:p text:style-name="P3"><text:span text:style-name="T1">說遠了, 不過以色列也差不多, 遂行其Zionist意識形態, 一切以人民安全與福祉為藉口, 卻不見其鄰人的安全與福祉, 才是真正的犧牲品.</text:span></text:p>
      <text:p text:style-name="P1"><text:span text:style-name="T1">小雲 | 2005.05.23 22:43 | </text:span><text:span text:style-name="T2">#</text:span></text:p>
      <text:p text:style-name="P2"><text:span text:style-name="T1">在以色列參訪期間大半演說、對談、討論都用英文，因為英文很久沒用，頭幾天不習慣，無法暢所欲言，等要適應差不多時，已經快到尾聲，真可惜！覺得有點報餮天物，因為，身為團裡面唯一東方人，沒有「原罪」包袱，顧忌比德國記者少（他們都很客氣禮貌，不太敢說以色列人不愛聽的話），有些問題他們不敢問的，我都可以問。</text:span></text:p>
      <text:p text:style-name="P2"><text:span text:style-name="T1">當時就想，如果是董事長或夫人來，情況就不是這樣！！！！</text:span></text:p>
      <text:p text:style-name="P1"><text:span text:style-name="T1">睡觉的番薯 | 2005.05.22 13:51 | </text:span><text:span text:style-name="T2">#</text:span></text:p>
      <text:p text:style-name="P3"><text:span text:style-name="T1">『转贴』与总统为邻：一个在白宫外抗议了十八年的女人</text:span></text:p>
      <text:p text:style-name="P3"><text:span text:style-name="T3"><text:line-break/></text:span><text:span text:style-name="T1">宾夕法尼亚大道的人行道上，矮小的她站在两幅标语牌之间。每次去白宫参加记者招待会，我都要经过那里，都要遇见她。在暴雨中，在炎炎烈日中，在冰天雪地里，她永</text:span><text:span text:style-name="T5">远</text:span><text:span text:style-name="T1">坚守在那里。有人说她是白宫的“守望者”，有人说她是美国总统永</text:span><text:span text:style-name="T5">远</text:span><text:span text:style-name="T1">的邻居。</text:span></text:p>
      <text:p text:style-name="P3"><text:span text:style-name="T1">最初，我觉得她不过是一个普通的无家可归者，总是试图避开她。后来，偶尔走近她的“阵地”，她拿了一份《人民日报》刊登的一张关于她的照片复印件给我。照片说明上写道：“美国妇女康塞普赛昂-皮奇奥托从1981年8月1日至今一直在白宫对面的草坪上宣传和平，反对战争。图为她在向行人宣讲她的反战观点。”看了这份复印件，我倍感亲切，而且对这位矮小的女人顿生敬意，屈指算来，她已经在这里度过了18个春秋。</text:span></text:p>
      <text:p text:style-name="P5"><text:span text:style-name="T1"/></text:p>
      <text:p text:style-name="P3"><text:span text:style-name="T1">我不是无家可归的流浪者</text:span></text:p>
      <text:p text:style-name="P3"><text:span text:style-name="T1">盛夏的一个中午，气温接近40摄氏度，华盛顿好像是火炉一样热。我来到宾夕法尼亚大道。</text:span><text:span text:style-name="T5">远远</text:span><text:span text:style-name="T1">地看见她站在热浪中，不停地擦汗。两个一米多高、约一米宽的木制标语牌是她最重要的财产，她像爱护眼睛一样地爱护它们。两块木板后面分别用两根木条支撑着，木板漆成了黄色，木框全漆成了绿色。康塞普赛昂告诉我，这是7年前，一位素不相识的朋友帮她亲手制作的，她自己买来油漆，漆成了现在的颜色，黄色鲜</text:span><text:span text:style-name="T5">艳</text:span><text:span text:style-name="T1">，这样容易吸引游客；绿色则象征和平。</text:span></text:p>
      <text:p text:style-name="P3"><text:span text:style-name="T1">木板从上到下都贴满了反对战争、反对核武器的各种照片和文字，连标语的木框上也用英文、阿拉伯文、日语、中文、俄语、德语和法语等十几种语言写满了“和平”的字样。左面木板正对白宫的一面写着：“欢迎来到‘疯宫’”等文字，下面则是白宫的一张照片、记录她1981年以来在这里静坐示威的图片和文字，木板的背面用大字写着：“与炸弹一起生存，与炸弹一起死亡”；右面的木板上端写着：“不要胆小如鼠，拯救你自己，放弃种族灭绝的武器吧。”下面是一张张令人可怖的照片，广岛原子弹的蘑菇云、被烧焦了的尸体、骷髅堆成的小山。这片木板后面写着：“放弃核武器，要么我们将有一个精彩的末日。”</text:span></text:p>
      <text:p text:style-name="P3"><text:span text:style-name="T1">这两个标语牌之间就是她的家，那里堆放着她的衣物、水瓶、塑料桶和其它一些生活用品，一个塑料口袋里装满了各种剪报、复印的传单等等，在标语牌后面摆放着她创作的“和平石”。在石头上作画是她工作的一部分，她捡来不少石头，自己花钱买了油漆。她最喜欢用的是绿色和白色。和平是她所有油漆画的唯一主题，鸽子、地球是“和平石”的中心内容。摆在标语牌架下面的石头油漆画大大小小，上面画着绿色地球和白色的鸽子，有几块石头上还用中文写着“和平”二字。</text:span></text:p>
      <text:p text:style-name="P3"><text:span text:style-name="T1">“我不是无家可归的流浪者，”她说。“如果我愿意，我可以随时离开这里，去找工作、挣钱，租房子，有一个家。但我选择了这里，我愿意以抗议为生，世界要和平，不要战争。”</text:span></text:p>
      <text:p text:style-name="P5"><text:span text:style-name="T1"/></text:p>
      <text:p text:style-name="P3"><text:span text:style-name="T1">美国没有正义、没有人权……</text:span></text:p>
      <text:p text:style-name="P3"><text:span text:style-name="T1">她对国际时事的谙熟令我吃惊。北约首脑会议在华盛顿举行期间，她告诉我，北约扩大不是为了和平，而是要用武器和战争威胁别的国家，让它们全部臣服。科索沃和平协议达成后不久，我遇见她。她说，等美国占领了科索沃，下面就是中亚了。她拿了一份《华盛顿邮报》对我说，这张报纸报道，格鲁吉亚的民族冲突也需要北约干预。“‘疯人宫’总是到处发动战争，这是他们的爱好。”</text:span></text:p>
      <text:p text:style-name="P3"><text:span text:style-name="T1">当北约悍然袭击中国使馆后，她向每一位路过这里的中国人表示慰问和哀悼，然后指着白宫说：“都是‘疯宫’里的疯子们干的。”她的胸前总是别着几个纪念章，纪念章上写着：“停止弥天大谎”，“他们撒谎”，“北约＝北大西洋恐怖组织”等字样。她指着那个北约纪念章对我说：“这是个恐怖组织。为什么要轰炸南斯拉夫？科索沃不是美国的领土，是南斯拉夫的。美国的飞机炸死了多少无辜的百姓啊，”说到这里，她转过身来指着白宫说：“他们可耻！”</text:span></text:p>
      <text:p text:style-name="P3"><text:span text:style-name="T1">“我告诉游客，那里口口声声讲的是人道，是和平，但他们闭门讨论的却是战争，是如何向别的国家出售武器，如何征服弱小的国家。我要告诉所有到过这里的人，让他们向自己的政府施加压力，不要购买武器，尤其不要购买美国的武器，不要打仗。”</text:span></text:p>
      <text:p text:style-name="P3"><text:span text:style-name="T1">“我还要告诉来自世界各地的人们，美国没有正义、没有民主、没有人权。他们民主人权不离口，事实上只是为了宣传，你看看，在首都还有那么多的无家可归者。”</text:span></text:p>
      <text:p text:style-name="P3"><text:span text:style-name="T1">她像街头小贩一样，不厌其烦地向游客解说，回答游客的各种提问。她会讲英语、西班牙语、葡萄牙语、法语和意大利语5种语言，她向游客们散发的传单有各种语言的。她说，她每天接待的游客究竟有多少她自己也不知道，反正很多很多，经常累得她口干舌燥。她手里总是拿着一瓶水，讲一会儿就喝口水。</text:span></text:p>
      <text:p text:style-name="P5"><text:span text:style-name="T1"/></text:p>
      <text:p text:style-name="P3"><text:span text:style-name="T1">我想有一个孩子</text:span></text:p>
      <text:p text:style-name="P3"><text:span text:style-name="T1">我问她：“你有没有家？”她指着两块标语牌：“这就是我的家。”</text:span></text:p>
      <text:p text:style-name="P3"><text:span text:style-name="T1">“从前是否曾经有过家？你是如何到这里来的？”</text:span></text:p>
      <text:p text:style-name="P3"><text:span text:style-name="T1">她脸上立即现出无限惆怅：“这是一个很长很长的故事。”和很多美国人一样，康塞普赛昂带着对美好生活的向往，于1964年来到美国寻梦———汽车、花园别墅、孩子，这是多么诱人的生活啊！然而她没有想到，她得到的却是一场几乎把她推向地狱的恶梦。</text:span></text:p>
      <text:p text:style-name="P3"><text:span text:style-name="T1">“1966年10月29日，我嫁给一个意大利商人。婚后的头两年，我们住在纽约布鲁克林区的U大道380号，在那里有一套很现代化的公寓楼。婚后我们夫妻关系不是太好，因为丈夫和他姑妈有一种纠缠不清的关系。每逢周末和节假日，他总是要去那个老太婆家。他姑妈对我一百个看不顺眼，总是寻机责骂，所以我特别讨厌去她家，为此我们经常闹别扭。丈夫是个商人，有商人头脑，满脑子都是为了钱财。他经常劝我要忍耐，因为姑妈已经很老，有一天她死了我们就可以继承她的遗产。</text:span></text:p>
      <text:p text:style-name="P3"><text:span text:style-name="T1">我一直想要一个孩子，也许有了孩子就没有时间去他姑妈家了。但是我怎么也怀不了孕。医院检查了好几次，大夫说生理上没什么毛病，就是生活太紧张，压力太大。医生建议我呆在这里，放松自己。但我喜欢工作，不希望靠丈夫养活。在我的一再劝说下，丈夫同意领养一个孩子。一位在医院工作的大夫终于为我们找到了一个刚出生两个小时的女婴，我们为孩子起名奥尔加。”</text:span></text:p>
      <text:p text:style-name="P3"><text:span text:style-name="T1">康塞普赛昂万万没有想到，小奥尔加给她带来了无尽的欢乐，然而梦魇也从此开始。在以后的几年里，她和丈夫的感情越来越糟糕，丈夫总是百般刁难，使尽各种伎俩，将她几次送进疯人院，使她受尽了精神和肉体上的摧残。最后她失去了女儿，失去了家，被迫离开纽约，来到华盛顿，寻找法律的公正，要求政府保护她的人权。然而无论是律师、法官、议员、部长，还是美国总统，对她的呐喊都不屑一顾，因为她没钱，打不起官司，她是一个无钱无势的普通百姓。</text:span></text:p>
      <text:p text:style-name="P5"><text:span text:style-name="T1"/></text:p>
      <text:p text:style-name="P3"><text:span text:style-name="T1">总统先生，救救我吧……</text:span></text:p>
      <text:p text:style-name="P3"><text:span text:style-name="T1">1979年8月，几乎绝望的康塞普赛昂写信给当时的美国总统卡特。她在信中说：“因为我仍然相信我们的宪法保护所有美国人所拥有的自由、公正和人权，相信您保护弱小和无辜人的名声和品德，因此我呼吁您支持我为自己争取正义、民权和人权而进行的挣扎……您自己就可以在我们的法庭为我伸张正义。”然而，康塞普赛昂的信如石沉大海，毫无回音。后来，她又利用卡特去一所教堂参加活动的机会，在教堂门外打出了要求伸张正义的标语，并高呼：“总统先生，请您救救我吧！”，然而总统看都没有看她一眼，第一夫人回头看了看，但只说了三个字：“很抱歉！”</text:span></text:p>
      <text:p text:style-name="P3"><text:span text:style-name="T1">警察以扰乱治安的罪名将康塞普赛昂抓走，一阵拳打脚踢后，又强行将她押入警车，送进疯人院。经过挣扎和医疗检查，她才没有被当成疯子再次被扔进那地地道道的人间地狱。一次次失望，一次次无人理会的呼喊，一次次人格上的污辱，最终她终于彻底绝望，她终于明白，那些衣冠楚楚，满口人权、人道的政客们，根本不关心她的人权，她曾经找到过她所居住的纽约州州议员，但这位议员像躲瘟神一样躲着她。人权、正义、自由、平等、博爱只属于富人，对于她，这些美丽的字眼只不过是毫无用处的垃圾。</text:span></text:p>
      <text:p text:style-name="P3"><text:span text:style-name="T1">康塞普赛昂从她个人的悲剧想到发展中国家的苦难，美国研制各种新式武器，指责别国是“无赖”国家，对别国进行制裁，发动战争，又有多少孩子死在美国的铁蹄下？她要抗争，以自己的一生来抗争，失去了女儿，生命对于她已经显得不那么重要，她希望能够用自己的行动保护所有像她女儿那样的孩子；她要告诉天下人美国政治的肮脏，美国政客们的伪善。</text:span></text:p>
      <text:p text:style-name="P3"><text:span text:style-name="T1">1981年6月1日，她和在困境中结识的朋友威廉-汤玛斯在白宫大院铁栏杆外的人行道上树起了巨幅反战标语，上面画着巨大的蘑菇云，从此就开始了抗议示威的生涯。后来，警方将他们从白宫篱笆边赶走，毁掉了他们的标语牌，并禁止他们的标语超过1.83米高。从1983年起，她抗议的地点从宾夕法尼亚大道南面的人行道上挪到了现在的地方。</text:span></text:p>
      <text:p text:style-name="P5"><text:span text:style-name="T1"/></text:p>
      <text:p text:style-name="P3"><text:span text:style-name="T1">比冬天更可怕的是警察</text:span></text:p>
      <text:p text:style-name="P3"><text:span text:style-name="T1">从1981年8月1日到现在的漫长岁月里，她生命中的每一分钟几乎都在这里度过。从里根到布什，从布什到克林顿，白宫的主人在更换，白宫大院里的花开花落；豪华的车队从白宫的大门进进出出，西装笔挺的客人们来来去去。</text:span></text:p>
      <text:p text:style-name="P3"><text:span text:style-name="T1">唯独她，在这里独自守候，她对战争的憎恨与对和平的向往，像拉法耶特公园里的松柏，经受着冰雪风霜的蹂躏，却四季常青，永不变色。</text:span></text:p>
      <text:p text:style-name="P3"><text:span text:style-name="T1">警方规定，宾夕法尼亚大道只允许抗议示威，不允许野营，如果她躺下睡觉，就算野营，警察就会将她抓走。我用十分怀疑的眼光问她：“你真的从没有躺过吗？”“没有，从来没有。”她每天到很晚很晚的时候，斜倚在标语牌前，睡上三四个小时。一年365天，她就这样度过每一个夜晚。</text:span></text:p>
      <text:p text:style-name="P3"><text:span text:style-name="T1">她吃得很简单，主要是蔬菜、水果和面包，从不吃肉。她的行动感动着千千万万的游客，她靠游客的捐款购买食品，好的时候每天能得到二十几美元的捐款，有时还有好心的人送来水果。</text:span></text:p>
      <text:p text:style-name="P3"><text:span text:style-name="T1">冬天最可怕。1996年冬天，大雪一连下了好几天，华盛顿完全被大雪覆盖，政府被迫关门。拉法耶特公园一片银白。“那时冷极了，尤其是晚上，我觉得可能要冻死我了，我穿上了所有的衣服，裹上了所有的毯子。我不停地扫雪，铲冰，不停地来回跺脚。”她不敢坐下休息，坐下来可能就会被冻死，实在太困的时候稍微坐下来眯一会。</text:span></text:p>
      <text:p text:style-name="P3"><text:span text:style-name="T1">然而比冬天更可怕的还有警察。为了了解康塞普赛昂的真实情况，我先后数次采访她。每次采访中，她总是向我诉说警察对她的暴行。她已经忘记了究竟有多少次被警察逮捕、殴打，她的标语牌屡次被警察砸毁，一些极右分子受警察的唆摆到这里朝她啐唾沫，对她进行人格的污辱。</text:span></text:p>
      <text:p text:style-name="P3"><text:span text:style-name="T1">“如果总统出来劝你结束你的示威，你会不会听从劝告？”我问。“如果他有话对作为他的邻居的我说，他必须到这里来。我希望公开与他辩论，但我知道这不可能。”</text:span></text:p>
      <text:p text:style-name="P3"><text:span text:style-name="T1">我又问她：“你究竟要在这里呆多久？”她摇摇头：“我不知道，大概上帝知道我需要在这里呆多久，直到美国彻底销毁核武器，直到世界上没有战争。”（袁炳忠）</text:span></text:p>
      <text:p text:style-name="P3"><text:span text:style-name="T1">转自搜狐新闻</text:span><text:span text:style-name="T3"><text:line-break/></text:span></text:p>
      <text:p text:style-name="P1"><text:span text:style-name="T1">陳真 | 2005.05.21 09:43 | </text:span><text:span text:style-name="T2">#</text:span></text:p>
      <text:p text:style-name="P2"><text:span text:style-name="T1">奉天承運, 兩篇留言終於都貼上去了. 董事長也來插嘴兩句,但我講的與此討論無直接關聯,比較風花雪月,婆婆爸爸,所以就貼在親系譜.</text:span></text:p>
      <text:p text:style-name="P2"><text:span text:style-name="T1">董事長</text:span></text:p>
      <text:p text:style-name="P1"><text:span text:style-name="T1">鑑慧 | 2005.05.21 04:46 | </text:span><text:span text:style-name="T2">#</text:span></text:p>
      <text:p text:style-name="P3"><text:span text:style-name="T1">謝謝小雲這篇文章. 不過我不認為說"所有阿拉伯人恨不得一覺醒來，猶太人便從以色列消失" 或是說以色列"每天生活在敵人虎視眈眈環境下"是對以巴關係的一個很好的呈現. 最為一種對現狀的真實描述, 我不知道是不是所有阿拉伯人都恨不得一覺醒來猶太人都消失, 或是都對以色列人"虎視眈眈" (應該強者才有能力虎視眈眈地覬覦他人吧!) 做為一個比喻, 當然, 以巴雙方楚於一個緊張與對立的關係, 但是在這類並無實質內涵的對立關係上做戲劇化的描述, 有如史家常借用軍事語言來形容宗教與科學間的對立, 雖表面生動, 卻有可能愈帶我們遠離了真實, 也排除了我們以其它具有實質內涵的觀點, 比如人權, 比如各種政治上的主義, 比如特定文化宗教等角度, 來理解渾沌的現狀.</text:span></text:p>
      <text:p text:style-name="P3"><text:span text:style-name="T1">至於以國巴蘭大學政治系英巴爾（Inbar）教授還有最後那位駐耶路撒冷的德國記者所說的話, 聽起來可真都像風涼話啊.</text:span></text:p>
      <text:p text:style-name="P1"><text:span text:style-name="T1">小雲 | 2005.05.19 15:01 | </text:span><text:span text:style-name="T2">#</text:span></text:p>
      <text:p text:style-name="P2"><text:span text:style-name="T1">董事長</text:span><text:span text:style-name="T3"><text:line-break/></text:span><text:span text:style-name="T1">是敝人沒錯!請貼到前面 大家來討論</text:span><text:span text:style-name="T3"><text:line-break/></text:span><text:span text:style-name="T1">抱歉!巴勒斯坦寫成巴基斯坦</text:span><text:span text:style-name="T3"><text:line-break/></text:span><text:span text:style-name="T1">可見以巴之行一趟下來頭腦真的變不清楚</text:span><text:span text:style-name="T3"><text:line-break/></text:span><text:span text:style-name="T1">小雲</text:span></text:p>
      <text:p text:style-name="P1"><text:span text:style-name="T1">陳真 | 2005.05.19 02:27 | </text:span><text:span text:style-name="T2">#</text:span></text:p>
      <text:p text:style-name="P3"><text:span text:style-name="T1">小雲是張筱雲嗎?</text:span></text:p>
      <text:p text:style-name="P3"><text:span text:style-name="T1">要不要給個標題,讓我把報導貼上首頁留存?</text:span></text:p>
      <text:p text:style-name="P3"><text:span text:style-name="T1">巴基斯坦是筆誤吧?</text:span></text:p>
      <text:p text:style-name="P3"><text:span text:style-name="T1">董事長</text:span></text:p>
      <text:p text:style-name="P1"><text:span text:style-name="T1">小雲 | 2005.05.18 20:24 | </text:span><text:span text:style-name="T2">#</text:span></text:p>
      <text:p text:style-name="P2"><text:span text:style-name="T1">上個月隨團去以色列跟巴基斯坦採訪，跟兩邊人士對談，真是「公說公有理，婆說婆有理」，本來很清楚的腦袋，變得不清楚。</text:span></text:p>
      <text:p text:style-name="P2"><text:span text:style-name="T1">以下是敝人報導的節錄：</text:span><text:span text:style-name="T3"><text:line-break/></text:span><text:span text:style-name="T1">。。。。。。。</text:span></text:p>
      <text:p text:style-name="P2"><text:span text:style-name="T1">所謂以色列人，實際上是來自一百個不同國家人民所組成，號稱「熔爐」一點不為過，例如前往巴勒斯坦途中，通過檢查哨，上來查護照便是黑人血統的以色列衛兵，宗教信仰是建國基礎，一切以猶太教為依歸。波蘭裔的以色列導遊說：「你沒發現嗎？這裡沒有人是外國人，所以感覺特別舒服」，二十年前離開出生、長大、受教育的美國，全家移民以色列的陸軍少校（Emanuel Sokolovski）以個人經驗見證，還是這裡讓他最自在，因為可以按照宗教方式生活，沒有人投以異樣眼光。</text:span></text:p>
      <text:p text:style-name="P2"><text:span text:style-name="T1">他以一口標準流利美語向記者團介紹「佔領區」概況，解釋戰略上的不得已、擴充國防界線的必要性等。「佔領區」？到底是誰佔領誰，真是說不清，對以色列來說，囤墾區、加薩走廊是巴勒斯坦人佔領的地區，對巴勒斯坦人而言，以色列才是入侵者，「我們世居當地已經二、三十代，憑什麼德國人欠猶太人的債，要割我們土地來償還？」巴勒斯坦國會議員憤怒地向記者表達心中不滿。</text:span></text:p>
      <text:p text:style-name="P2"><text:span text:style-name="T1">以色列人安斯巴赫（Shimon Ansbacher）不敢苟同：「這片土地原本是人煙罕至的荒漠，當時沒有所謂巴勒斯坦人，許多地方根本寸草不生，是我們努力經營之後才變得綠意盎然，因社區規劃完善吸引愈來愈多人，經營自己國家的土地犯法嗎？是回教阿拉伯人壞心眼，支持、聳動巴人壯大，一心一意想把猶太人趕出去，既然如此，阿拉伯人為什麼不接收巴勒斯坦難民？」，他是「馬勒阿杜明社區」（Maale Adumin）的創建人，該社區位於巴勒斯坦境內的以色列僑民區，目前社區有三萬五千居民，且不斷增加中，和幾公里外貧窮的巴勒斯坦村落簡直天壤之別。</text:span></text:p>
      <text:p text:style-name="P2"><text:span text:style-name="T1">以國巴蘭大學政治系英巴爾（Inbar）教授指責巴國當局人謀不臧：「台灣也沒有天然資源，照樣能發展成四小龍，巴勒斯坦如果好好經營，停止恐怖活動，也可以不必靠外援，自立自強，擺脫落後貧窮」</text:span></text:p>
      <text:p text:style-name="P2"><text:span text:style-name="T1">其實，巴勒斯坦並不如想像中恐怖，這裡的女人不必包頭巾，在阿拉伯回教國家中算極少數例外，他們對猶太人以外的外國人相當熱情友善，予人開明印象。但是，論及富強、建設，談何容易？光是密佈囤墾區的七千多個檢查哨，便造成巴勒斯坦形同「孤島」的事實，不僅限制巴人行動、運輸，觀光客也進不來，再加上仇恨的種子一代傳一代，問題糾纏不清，所有阿拉伯人恨不得一覺醒來，猶太人便從以色列消失，還他們本來清靜，這種生活環境下，養成以色列人民「高抗壓性」，一位以色列教師說，幾十年來，她已經適應以色列無所不在的安檢制度，上個月到歐洲旅行，進百貨公司、餐廳、超市等公共場所，她照例習慣性自動將手提包打開讓人檢查，換來店員一臉茫然。</text:span></text:p>
      <text:p text:style-name="P2"><text:span text:style-name="T1">猶太人的團結與韌性固然令人佩服，但，半個多世紀以來，每天生活在敵人虎視眈眈環境下，以色列還能撐多久？德國駐以色列大使崔斯勒（Ruldol Dressler）悲觀指出：「以色列是完全西化的民主國家，時間愈長愈不利，她會被國內愈來愈多不同意見與聲音淹沒、混亂，到最後可能是敗在自己的『民主炸彈』」</text:span></text:p>
      <text:p text:style-name="P2"><text:span text:style-name="T1">一位派駐耶路撒冷的德國記者根據多年經驗與觀察指出：「只要以色列軍事力量維持強大，讓步空間便有限，和平希望隨之渺茫，對巴勒斯坦來說，正反已經山窮水盡，豁出去跟你拼了，贏了算賺到，輸了也沒什麼損失」他感慨：「不管聖經上怎麼記載，別再堅持土地所有權到底歸誰，雙方必須以作好鄰居心態相處，互相尊重，才有前途和遠景」</text:span></text:p>
      <text:p text:style-name="P1"><text:span text:style-name="T1">陳真 | 2005.05.18 12:31 | </text:span><text:span text:style-name="T2">#</text:span></text:p>
      <text:p text:style-name="P3"><text:span text:style-name="T1">謝謝(之江文學的)來信.</text:span></text:p>
      <text:p text:style-name="P3"><text:span text:style-name="T1">對於你們的處置, 我並不滿意, 我覺得, 一種負責任的作法就是要公開道歉, 因為私下道歉並無法改變是非, 不知情的第三者只會覺得莫名其妙怎麼文章被抽掉.</text:span></text:p>
      <text:p text:style-name="P3"><text:span text:style-name="T1">至於是不是抄襲, 還好我這篇文章曾經公開刊登, 刊登於2004年7月5日台灣的蘋果日報,請參見</text:span></text:p>
      <text:p text:style-name="P3"><text:span text:style-name="T1">(http://www.appledaily.com.tw/News/index.cfm?useaction=Article&amp;NewsType=twapple&amp;loc=TP&amp;showdate=20040705&amp;Sec_ID=5&amp;Art_ID=1059088)。</text:span></text:p>
      <text:p text:style-name="P3"><text:span text:style-name="T1">足足比貴刊早刊登半年有餘.</text:span></text:p>
      <text:p text:style-name="P3"><text:span text:style-name="T1">對於你們的處置, 我雖不滿意, 但也無意堅持到底, 畢竟我</text:span><text:span text:style-name="T3"><text:line-break/></text:span><text:span text:style-name="T1">沒有太多時間, 沒有堅持到底的本錢 (那恐怕得找律師是不</text:span><text:span text:style-name="T3"><text:line-break/></text:span><text:span text:style-name="T1">是?), 但我總以為, 公開認錯不是什麼羞愧的事. 這只是給</text:span><text:span text:style-name="T3"><text:line-break/></text:span><text:span text:style-name="T1">受害者一個最基本的尊重而已, 連補償都還說不上.</text:span></text:p>
      <text:p text:style-name="P3"><text:span text:style-name="T1">言盡於此. 仍然謝謝你們的來信.</text:span></text:p>
      <text:p text:style-name="P3"><text:span text:style-name="T1">陳真 2005, 5. 18.</text:span></text:p>
      <text:p text:style-name="P3"><text:span text:style-name="T1">----- Original Message -----</text:span><text:span text:style-name="T3"><text:line-break/></text:span><text:span text:style-name="T1">From: bszfl</text:span><text:span text:style-name="T3"><text:line-break/></text:span><text:span text:style-name="T1">To: emir chen</text:span><text:span text:style-name="T3"><text:line-break/></text:span><text:span text:style-name="T1">Sent: Wednesday, May 18, 2005 11:10 AM</text:span><text:span text:style-name="T3"><text:line-break/></text:span><text:span text:style-name="T1">Subject: Re: Fw: (by hangtu@163.com)Re:</text:span></text:p>
      <text:p text:style-name="P3"><text:span text:style-name="T3"><text:line-break/></text:span><text:span text:style-name="T1">陈真先生：</text:span></text:p>
      <text:p text:style-name="P3"><text:span text:style-name="T1">您好！首先我们全体编辑向您道歉！因我们的来稿全是作者自由来稿，而且许多作者用的都是网名，说实话，我们都很难搞清楚这篇文章是不是抄袭的。我们也发现过几次抄袭情况，这都是在我们熟悉的情况下发现的，譬如我们单位就有一位作家的作品曾被作者抄袭过，而且好笑的是他们居然投到我们网上来了，我们当场就回信，对他们这种卑劣行为予以批评，并表示不欢迎他们的稿子到我们网站刊登。您的文章被抄袭，我们确实不知道，而且抄袭您文章的那个人，我们也不知道是哪里的。所以，我们决定，以后这个人的文章我们一律不用了，有过这种抄袭行为的人，难保就不会再有这种行为了。我们决定把她的那篇文章删除掉。欢迎您继续支持我们的网站，并对我们的工作提出宝贵意见！谢谢！再见！</text:span></text:p>
      <text:p text:style-name="P3"><text:span text:style-name="T1">文澜在线网站“之江文学”编辑人员</text:span></text:p>
      <text:p text:style-name="P1"><text:span text:style-name="T1">睡觉的番薯 | 2005.05.17 21:21 | </text:span><text:span text:style-name="T2">#</text:span></text:p>
      <text:p text:style-name="P2"><text:span text:style-name="T1">谢谢董事长。番薯这段时间太累了，真的要好好睡一觉了。</text:span></text:p>
      <text:p text:style-name="P1"><text:span text:style-name="T1">陳真 | 2005.05.17 20:40 | </text:span><text:span text:style-name="T2">#</text:span></text:p>
      <text:p text:style-name="P3"><text:span text:style-name="T1">呵呵,睡覺的番薯,很有趣的報導,我等一下給貼上去.</text:span></text:p>
      <text:p text:style-name="P1"><text:span text:style-name="T1">睡觉的番薯 | 2005.05.17 19:59 | </text:span><text:span text:style-name="T2">#</text:span></text:p>
      <text:p text:style-name="P2"><text:span text:style-name="T1">2005年5月17 号下午，诗人，音乐人何力在清华大学新斋楼为来自韩国，马来西亚，日本的留学生进行了一次小型的面对面演出活动。本次活动由中文系的田老师联系并主持。起因自4月底何力带着诗歌和音乐作品参加清华大学中文系蓝棣之教授的研究生博士生课堂的一次交流。蓝教授的弟子田老师出于对何力作品的热爱，欲把何力介绍给自己执教的留学生班，便有了这个约定。</text:span></text:p>
      <text:p text:style-name="P2"><text:span text:style-name="T1">著名出版人，青年学者陈子寒先生致开场词，向大家介绍了何力。他说：今天给大家介绍一位优秀的诗人，作曲家，和他创作的有别于时下流行的作品。他用独特的艺术视角涉及和表现了对人的关怀，对人性、爱、女性、和平、环保等问题的思考。他致力于为新诗和现代音乐的结合拓展道路。他的作品保持了浓厚的现代中国音乐特征，又不受地域限制——扎根在中国的土地上，以开放的姿态融合并拓展各地优秀民间音乐文化传统。大家可以来感受一下。</text:span></text:p>
      <text:p text:style-name="P2"><text:span text:style-name="T1">田老师将自己专门为此次活动打印好的何力的歌词一一散发给同学们。其中关于若雪的简介，『纪念若雪巴勒斯坦网』的网址以及献给若雪的《第一支歌（Rachel corrie之歌）》引人注目。留学生来华学习汉语已经三年，水平已经相当高。</text:span></text:p>
      <text:p text:style-name="P2"><text:span text:style-name="T1">何力自弹吉他演唱了《我》《抵达》等歌曲之后。向大家介绍了若雪和『纪念若雪巴勒斯坦网』。令人欣慰的是，当说到若雪，有三分之二的留学生都发出了由衷的赞叹，并报以热烈的掌声。</text:span></text:p>
      <text:p text:style-name="P2"><text:span text:style-name="T1">何力说：“我非常感动于她的事迹，『若雪家书』深刻的影响了我。为若雪歌唱，为和若雪一样热爱和平，热爱生活的人们歌唱，已经成为我艺术生命中很重要的部分。这一切都是因为我们的星球上有若雪这样伟大而美丽的女性。”因为参加此次活动的留学生大多数为女性，当何力演唱为若雪写的《第一支歌（Rachel corrie之歌）》的时候，全场悄无声息，何力的歌让大家沉浸在对一位伟大而美丽的女性的怀念之中。</text:span></text:p>
      <text:p text:style-name="P2"><text:span text:style-name="T1">歌声中，时间不知不觉溜走。原定演出之后和大家的交流因为时间关系不得不遗憾的中止。此次活动在留学生和何力的留影纪念中宣告结束。</text:span><text:span text:style-name="T3"><text:line-break/></text:span><text:span text:style-name="T1">（巴勒网睡觉的番薯北京报道）</text:span><text:span text:style-name="T3"><text:line-break/></text:span></text:p>
      <text:p text:style-name="P1"><text:span text:style-name="T1">何力 | 2005.05.16 19:03 | </text:span><text:span text:style-name="T2">#</text:span></text:p>
      <text:p text:style-name="P3"><text:span text:style-name="T1">嗨，陈真兄，我还以为斐荷是你的笔名，原来是个剽窃者。我是在百度中打进"馬龍白蘭度的美麗與哀愁"搜索后就看见这篇文章的，顺手把网址贴到了这里，没想到。真是应了“要想人不知，除非己莫为之”。这是怎样的世界，什么样的人啊。</text:span></text:p>
      <text:p text:style-name="P1"><text:span text:style-name="T1">許岳弘 | 2005.05.16 15:28 | </text:span><text:span text:style-name="T2">#</text:span></text:p>
      <text:p text:style-name="P2"><text:span text:style-name="T1">陳真寫的《馬龍白蘭度的美麗與哀愁》百分之三萬被剽竊！！簡述數點原因：</text:span></text:p>
      <text:p text:style-name="P2"><text:span text:style-name="T1">１．這篇文章公開刊登於2004年7月5日台灣的蘋果日報,請參見(http://www.appledaily.com.tw/News/index.cfm?Fuseaction=Article&amp;NewsType=twapple&amp;loc=TP&amp;showdate=20040705&amp;Sec_ID=5&amp;Art_ID=1059088)。我手邊留存當天的剪報，並將其掃成圖檔。而〈之江文學〉25期出版日期為2005年2月。</text:span></text:p>
      <text:p text:style-name="P2"><text:span text:style-name="T1">２．譯名不限一種，但是難脫使用習慣。兩岸對哲學家Ludwig Wittgenstein的中譯亦然，台灣習慣使用「維根斯坦」，大陸則使用「維特根斯坦」。我只能說，就我買過不少大陸出版的相關哲學書籍，其中一本是商務印書館最新出版的《戰時筆記：1914-1917年》（http://www.cp.com.cn/scrp/bookdetail.cfm?iBookNo=5361&amp;sYc=1-1），皆捨四字的「維根斯坦」，全部使用「維特根斯坦」。或許這位剽竊者來自台灣，否然就是不明就理，整段整段照抄！</text:span><text:span text:style-name="T3"><text:line-break/></text:span></text:p>
      <text:p text:style-name="P1"><text:span text:style-name="T1">陳真 | 2005.05.16 13:36 | </text:span><text:span text:style-name="T2">#</text:span></text:p>
      <text:p text:style-name="P3"><text:span text:style-name="T1">致《之江文學》,</text:span></text:p>
      <text:p text:style-name="P3"><text:span text:style-name="T1">你們好, 我剛寫了封信給杭州圖書館轄下的 "文瀾在線" 網站, 是有關文章剽竊的事. 我是某篇文章的真正作者, 該篇文章卻被剽竊成別人的作品, 貼於:</text:span></text:p>
      <text:p text:style-name="P3"><text:span text:style-name="T1">http://www.hangtu.com/zjwx/zjwx_25/25fldy11.htm</text:span></text:p>
      <text:p text:style-name="P3"><text:span text:style-name="T1">如果我沒搞錯,它是出現在貴刊第二十五期. 所以我直接寫信給你們.</text:span></text:p>
      <text:p text:style-name="P3"><text:span text:style-name="T1">我很憤怒,明明是我寫的,為什麼剽竊成 "斐荷" 寫的? 而且, 我的文章原樣也不是這樣, 裏面有兩段被刪, 卻加進兩三段根本不是我寫的八卦文字, 為什麼會有這麼荒唐的事? 貴刊隸屬於教育局不是嗎? 既是公家單位, 為什麼會發生這種事?</text:span></text:p>
      <text:p text:style-name="P3"><text:span text:style-name="T1">我不要任何賠償, 但我希望你們在下一期公開道歉, 我也想搞清楚, 為什麼會有這種事發生!? 同時, 請轉告這位剽竊者, 請他私下用真實身份來跟我說一聲抱歉. 我不想跟他為難, 我只是納悶, 哪有人喜歡一篇文章於是就乾脆竄改作者名字變成自己的作品的道理? 他若喜歡,應該是來找我做朋友,怎麼是來偷我的東西? 甚至還拿去投稿! 太誇張了吧?!</text:span></text:p>
      <text:p text:style-name="P3"><text:span text:style-name="T1">我甚至還發現, 這位斐荷先生是貴刊常客, 常有大作發表, 我真懷疑有多少是他自己寫的.</text:span></text:p>
      <text:p text:style-name="P3"><text:span text:style-name="T1">更令我憂慮的是, 不知情的第三者很容易因此誤以為斐荷先生是寫馬龍白蘭度的作者, 那豈不就是陳真的化身?! 這樣的誤解, 對我真是一大污辱. 所以, 請你們務必還我一個公道和清白. 請給個說法以及在下一期《之江文學》中公開道歉.</text:span></text:p>
      <text:p text:style-name="P3"><text:span text:style-name="T1">我們之間的通信,將全部登在我個人所屬的網站上,以昭公信:</text:span></text:p>
      <text:p text:style-name="P3"><text:span text:style-name="T1">http://palinfo.habago.org/static_archives/guestbook/</text:span></text:p>
      <text:p text:style-name="P3"><text:span text:style-name="T1">靜候回音.</text:span></text:p>
      <text:p text:style-name="P3"><text:span text:style-name="T1">祝好,</text:span></text:p>
      <text:p text:style-name="P3"><text:span text:style-name="T1">陳真 敬上 2005 5. 16.</text:span><text:span text:style-name="T3"><text:line-break/></text:span></text:p>
      <text:p text:style-name="P1"><text:span text:style-name="T1">陳真 | 2005.05.16 11:48 | </text:span><text:span text:style-name="T2">#</text:span></text:p>
      <text:p text:style-name="P6"><text:span text:style-name="T6">何力</text:span><text:span text:style-name="T1"><text:s/>| 2005.05.09 11:51 | # http://www.hangtu.com/zjwx/zjwx_25/25fldy11.htm </text:span><text:span text:style-name="T6">《美丽与哀愁的灵魂</text:span><text:span text:style-name="T1">--</text:span><text:span text:style-name="T6">马龙</text:span><text:span text:style-name="T1">·</text:span><text:span text:style-name="T6">白兰度》。</text:span></text:p>
      <text:p text:style-name="P2"><text:span text:style-name="T3"><text:line-break/></text:span><text:span text:style-name="T1">再來要講一件令人發狂的事, 本想發揮忍功給忍下來, 但實在忍不住. 所謂一朝被蛇咬, 十年怕草繩, 但如果每個禮拜都被蛇咬, 不知道會不會怕到發瘋?!</text:span></text:p>
      <text:p text:style-name="P2"><text:span text:style-name="T1">我懷著忐忑不安的心情, 打開你附上的網址, 一看立刻五雷轟頂! 天啊! 誰是斐荷? 明明我寫的文章, 怎麼會變成什麼斐荷寫的? 而且, 不但竄改標題, 居然還把我的文章剪掉了兩三段, 甚至還另外安插幾段根本不是我寫的段落.</text:span></text:p>
      <text:p text:style-name="P2"><text:span text:style-name="T1">有些人大概無所謂, 但這種事真的會讓我想殺人. 我真懷疑網路這種環境到底要怎麼維護一種最基本的作品尊嚴? 這種事一再發生, 我真受不了. 明明我的原創想法, 一講出去, 卻變成別人的輝煌思想成果, 不但偷竊想法, 撿現成當做自己的, 甚至還整個侵佔或自以為是地替你 “修改”, 任意竄改內容, 要不就是冒名頂替或移花接木, ㄍㄊㄇㄉ我真的受不了.</text:span></text:p>
      <text:p text:style-name="P2"><text:span text:style-name="T1">連所謂 “正式轉載”, 我通常也都不敢看, 只能盡量睜一隻眼閉一隻眼, 要不然真的會氣到口吐白沫.</text:span></text:p>
      <text:p text:style-name="P2"><text:span text:style-name="T1">糟蹋像我這樣一個沒有前途、懷抱著一點善意寫東西的可憐蟲, 真的很沒意思. 我長這麼大, 還不曾在藝文刊物或學術期刊上發表過任何文章, 也沒出過半本書, 把文字、想法丟在網路上, 難道就這樣任人糟蹋、隨意 “使用” 而不必吭一聲, 或甚至佔為己有?</text:span></text:p>
      <text:p text:style-name="P2"><text:span text:style-name="T1">請問有誰知道誰是斐荷? 我看那網站, 不知道要找誰抗議; 誰若知道, 拜託幫我個忙, 告訴我門路, 看要怎麼找到這個小偷,我要他們公開認錯, 並請他們給我一個說法! 哪有人這麼卑鄙的? 連這樣一篇以第一人稱的感情寫成的小東西也要偷?</text:span></text:p>
      <text:p text:style-name="P2"><text:span text:style-name="T1">我還是得再三聲明, 我陳真二十幾年來, 從來不曾用陳真或陳興正以外的名字寫過任何文章或留言. 陳真從來也不是什麼筆名, 陳真走到哪都叫得通, 就好像 emir chen 走到哪都叫得通一樣. 我不會莫名其妙給自己取一堆什麼筆名, 就好像孫中山不是孫文的筆名一樣, 我更不會一下叫a 一下叫 b那樣後現代.</text:span></text:p>
      <text:p text:style-name="P2"><text:span text:style-name="T1">除了巴勒網和親系譜, 我也沒有逛網站或留言的習慣. 頂多是應邀參觀寫幾句.如果我有在其它地方留言, 事後也會盡量想辦法把它們轉化成 “文章”, 然後重複貼在這兩個地方.</text:span></text:p>
      <text:p text:style-name="P2"><text:span text:style-name="T1">真不好意思, 老是拿這些 “私事” 污染這塊公眾之地, 但我沒有其它管道可以伸冤. 它馬的我看終究還是得找個律師當保鑣. 我真不明白, 尊重一下別人的作品和原創想法, 有那麼難嗎? 就算要 “引用”, 也該好好引用, 具名引用, 給原創者一點尊重, 不要任意把別人的東西拿來變成自己的, 更不要荒謬到把整個文章佔為己有.</text:span><text:span text:style-name="T3"><text:line-break/><text:line-break/></text:span><text:span text:style-name="T1">文字影像或聲音, 都是小孩, 都有個生命來處. 是我生的就是我生的. 生得再難看, 也還是我生的, 別人沒有資格竄改, 更不用說把整個小孩抱去變成他的.</text:span></text:p>
      <text:p text:style-name="P2"><text:span text:style-name="T1">諸位請比較一下我的原文以及被侵佔竄改後的文字, 天底下居然有人這樣寫文章? 居然抄襲九成以上的內容!!!真不可思議.</text:span></text:p>
      <text:p text:style-name="P2"><text:span text:style-name="T1">陳真 2005. 5. 16.</text:span><text:span text:style-name="T3"><text:line-break/></text:span><text:span text:style-name="T1">==============</text:span><text:span text:style-name="T3"><text:line-break/></text:span><text:span text:style-name="T1">馬龍白蘭度的美麗與哀愁</text:span></text:p>
      <text:p text:style-name="P2"><text:span text:style-name="T1">陳真 2004. 7. 4.</text:span></text:p>
      <text:p text:style-name="P2"><text:span text:style-name="T3"><text:line-break/></text:span><text:span text:style-name="T1">馬龍白蘭度太憂鬱，但也因為憂鬱，讓人感覺彷彿離他很近。很少讚美人的《世界社會主義論壇》（WSWS），稱讚他是個「真正的反叛者」。這詞用得貼切，但死者大概也不會領情。</text:span></text:p>
      <text:p text:style-name="P2"><text:span text:style-name="T1">很多名人聲援社運，卻少有人像他這樣長期投入，站在第一線。他死後，弱小族群悼念他，為之哭泣，進步團體稱讚他，被他所鼓舞，不只因為他曾經做過什麼，更因為他是個什麼樣的人。WSWS 說得沒錯，如果僅僅出於不滿，而不是因為對人類普遍處境的悲憫與深刻理解，不可能如此打動人心。</text:span></text:p>
      <text:p text:style-name="P2"><text:span text:style-name="T1">從參與黑人民權運動到反死刑，從抵制南非種族隔離政策到支持美國印第安人的生存權，無役不與，幾度入獄。對種族壓迫尤其反感，在黑人權利飽受壓制的年代，他在契約上規定，所主演影片，絕不在實行種族隔離的電影院或城市放映。</text:span></text:p>
      <text:p text:style-name="P2"><text:span text:style-name="T1">他鼓吹多元價值，反對全球化。他認為，那些不鼓勵消費與功名的弱勢文明，真正隱含人類生存價值。他欣賞社會主義，批評資本主義的市場法則是戰爭根源，威脅人類的生存與幸福。與其說他是個偉大演員，不如說他是個和平志工。與其說他是個志工，不如說他是哲學家。與其說他是個哲學家，不如說他是個「人」—一個真誠而善良的人。</text:span></text:p>
      <text:p text:style-name="P2"><text:span text:style-name="T1">我讀過一些書，看過許多人，古今中外找不到幾個像他那樣的心靈。他的憐憫和敏銳，在在令人動容。人性如果稱得上美麗，思想如果稱得上智慧，馬龍白蘭度當之無愧。</text:span></text:p>
      <text:p text:style-name="P2"><text:span text:style-name="T1">他厭惡聲名和虛談，覺得吵鬧不堪，希望骨灰能灑在大溪地一個叫 Tati’aroa 的小島上。那是一個很幽靜的地方，他長期就住在那裡。他說，在大溪地沒有名人、階級之分，人們懂得享受生命，友善互助，誰也不羨慕誰。相對地，他環遊世界各地，卻從未見過比住在美國更不快樂的人。他說：</text:span></text:p>
      <text:p text:style-name="P2"><text:span text:style-name="T1">「我們什麼都有，但這也意味著我們什麼都沒有。為了追逐物質上的成功，我們幾乎放棄了一切。美國這社會，喪失一種使人感到快樂的能力，生命本身失去了愉悅，功名追逐反倒成為生活的理由。我們有能力把人送上月球，卻無能使人快樂，而使人快樂才是文明社會最重要的素質。」</text:span></text:p>
      <text:p text:style-name="P2"><text:span text:style-name="T1">自傳中，馬龍白蘭度形容自己一生是「一個尋找愛的故事，同時也尋找自我療傷止痛的方法」。他說，「痛苦很早就有了；我希望搞清楚我對同類的責任—如果有著這樣一個責任的話。我也想搞清楚，我是誰？為什麼我必須和這個生命有所糾纏？」他懷疑自己的努力以及對他人苦難所懷抱的痛苦，是否有意義。</text:span></text:p>
      <text:p text:style-name="P2"><text:span text:style-name="T1">自傳最後一章，馬龍白蘭度這麼說：</text:span></text:p>
      <text:p text:style-name="P2"><text:span text:style-name="T1">「生命就像劃過一道圓圈，我有一種完整的感覺，但我的故事並沒有個結局。記得在第三十二街尾端，我坐在榆樹下，努力開張雙手想碰觸那些豆莢，太神奇了，我簡直無法想像身在何處。同樣地，我之於我自己，依然是個謎，身處這樣一個令人困惑的世界。</text:span></text:p>
      <text:p text:style-name="P2"><text:span text:style-name="T1">生命既不可解，那麼，我一直想知道在那時光盡頭我究竟會在哪裡，自然也沒什麼意義。但我相信，當我嚥下最後一口氣，不管什麼改變即將發生，都不會比榆樹下那一刻更讓我感到驚奇。</text:span></text:p>
      <text:p text:style-name="P2"><text:span text:style-name="T1">每當我想像自己坐在南太平洋小島上，夜裏溫柔的海風，總讓我的心感到一種安慰。我張開嘴，頭往後仰，等待那古怪而寧靜的光芒閃過黑夜的天空。我不再像榆樹下那樣張開手臂想去追求一些什麼，但我也從未對下一個生命輪迴的神奇失去興趣。」</text:span></text:p>
      <text:p text:style-name="P2"><text:span text:style-name="T1">我仰慕他，就好像我仰慕維根斯坦，仰慕之情或許還更強烈一些。他們詩一般的片語隻字，往往讓我掩卷長嘆，愛不釋手。他們善良敏銳的心，總是讓我感到詫異和鼓舞，人性是如此美麗，思想是如此溫柔。</text:span></text:p>
      <text:p text:style-name="P2"><text:span text:style-name="T1">維根斯坦說：「哲學的唯一價值就是：停止從事哲學。」放下它，不再談論，才是哲學的最終歸宿。馬龍白蘭度也曾經說：「演戲是精神躁動不安的一種表達，是一種屬於流浪者的生命；停止演戲才是成熟的象徵。」</text:span></text:p>
      <text:p text:style-name="P2"><text:span text:style-name="T1">單是這兩句話，就值得我們為生命的尋覓與飄泊，痛哭一場。我相信，當一切告終，後世高貴的人們，肯定會記得這樣一個美麗與哀愁的靈魂。</text:span></text:p>
      <text:p text:style-name="P2"><text:span text:style-name="T1">==========</text:span><text:span text:style-name="T3"><text:line-break/></text:span><text:span text:style-name="T1">http://www.hangtu.com/zjwx/zjwx_25/25fldy11.htm</text:span></text:p>
      <text:p text:style-name="P2"><text:span text:style-name="T1">美麗與哀愁的靈魂--馬龍·白蘭度</text:span><text:span text:style-name="T3"><text:line-break/></text:span><text:span text:style-name="T1">--------------------------------------------------</text:span></text:p>
      <text:p text:style-name="P2"><text:span text:style-name="T1">斐 荷</text:span></text:p>
      <text:p text:style-name="P2"><text:span text:style-name="T1">美國西部時間7月1日晚18點20分(北京時間7月2日早9點20分)，憑藉"教父"一角享譽世界的影星馬龍-白蘭度在洛杉磯一家醫院逝世。</text:span></text:p>
      <text:p text:style-name="P2"><text:span text:style-name="T1">他的死，帶給這世界的一度是憂鬱。</text:span></text:p>
      <text:p text:style-name="P2"><text:span text:style-name="T1">馬龍白蘭度太憂鬱，但也因為憂鬱，讓人感覺彷佛離他很近。</text:span></text:p>
      <text:p text:style-name="P2"><text:span text:style-name="T1">從《欲望號街車》中的流盲無產者斯坦利，到《碼頭風雲》中有血有肉的碼頭搬運工，再到教父唐-維克托,馬龍-白蘭度在銀幕上塑造了一個個不朽的經典。他的私生活也同樣同樣受到人們的關注，他的離經叛道，他因暴飲暴食飆升的體重，他的風流韻事以及他的三次婚姻都是人們關注的焦點。他最為驚世駭俗的事情當屬1973年憑藉《教父》獲得奧斯卡影帝時拒絕領獎，而改由一位印第安小姑娘代為出席，以此顯示他對美國印第安人在影視中受歧視的抗議。</text:span></text:p>
      <text:p text:style-name="P2"><text:span text:style-name="T1">從參與黑人民權運動到反死刑，從抵制南非種族隔離政策到支援美國印第安人的生存權，無役不與，幾度入獄。對種族壓迫尤其反感，在黑人權利飽受壓制的年代，他在契約上規定，所主演的影片，絕不在實行種族隔離的電影院或城市放映。</text:span></text:p>
      <text:p text:style-name="P2"><text:span text:style-name="T1">他鼓吹多元價值，反對全球化。他認為，那些不鼓勵消費與功名的弱勢文明，真正隱含人類生存價值。他欣賞社會主義，批評資本主義的市場法則是戰爭根源，威脅人類的生存與幸福。與其說他是個偉大演員，不如說他是個和平愛好者。與其說他是個和平愛好者，不如說他是哲學家。與其說他是個哲學家，不如說他是個「人」──一個真誠而善良的人。</text:span></text:p>
      <text:p text:style-name="P2"><text:span text:style-name="T1">我讀過一些書，看過許多人，古今中外找不到幾個像他那樣的心靈。他的憐憫和敏銳，在在令人動容。人性如果稱得上美麗，思想如果稱得上智慧，馬龍白蘭度當之無愧。他希望骨灰能灑在大溪地一個叫 Tati'aroa 的小島上。那是一個很幽靜的地方，他長期就住在那裏。他說，在那裏沒有名人、階級之分，人們懂得享受生命，友善互助，誰也不羡慕誰。相對地，他說他環遊世界各地，卻從未見過比住在美國更不快樂的人。</text:span></text:p>
      <text:p text:style-name="P2"><text:span text:style-name="T1">他說：「我們什麽都有，但這也意味著我們什麽都沒有。為了追逐物質上的成功，我們幾乎放棄了一切。美國這社會，喪失一種使人感到快樂的能力，生命本身失去了愉悅，對物質的追逐反倒成為生活的理由。我們有能力把人送上月球，卻無能使人快樂，而使人快樂才是文明社會最重要的素質。」</text:span></text:p>
      <text:p text:style-name="P2"><text:span text:style-name="T1">在自傳中，馬龍白蘭度形容自己一生是「一個尋找愛的故事，同時也尋找自我療傷止痛的方法」。他說，「痛苦很早就有了；我希望搞清楚我對同類的責任──如果有這樣一個責任的話。我也想搞清楚，我是誰？為什麽我必須和這個生命有所糾纏？」他懷疑自己的努力以及對他人苦難懷抱痛苦，是否有意義。</text:span></text:p>
      <text:p text:style-name="P2"><text:span text:style-name="T1">在他的自傳最後一章，馬龍白蘭度這麽說：「生命就像劃過一道圓圈，我有一種完整的感覺。但我的故事並沒有個結局。記得在第三十二街尾端，我坐在榆樹下，努力開張雙手想碰觸那些豆莢，太神奇了，我簡直無法想象身在何處。同樣地，我之於我自己，也依然是個謎，身處這樣一個令人困惑的世界。</text:span></text:p>
      <text:p text:style-name="P2"><text:span text:style-name="T1">生命既不可解，那麽，我一直想知道在那時光盡頭我究竟會在哪里，自然也沒什麽意義。但我相信，當我咽下最後一口氣，不管什麽改變發生，都不會比榆樹下那一刻更讓我感到驚奇。</text:span></text:p>
      <text:p text:style-name="P2"><text:span text:style-name="T1">每當我想象自己坐在南海小島上，夜裏溫柔的海風，讓我的心感受到一種安慰。我張大嘴巴，頭往後仰，等待那古怪而寧靜的光芒閃過黑夜的天空。我不再像榆樹下那樣張開手臂想去追求一些什麽，但我也從未對下一個輪回的神奇失去興趣。」</text:span></text:p>
      <text:p text:style-name="P2"><text:span text:style-name="T1">我仰慕他，就好像我仰慕維根斯坦，仰慕之情或許更強烈一些。他們詩一般的片語只字，往往讓我掩卷長歎，愛不釋手。他們善良敏銳的心，總是讓我感到詫異和鼓舞，人性是如此美麗，思想是如此溫柔。</text:span></text:p>
      <text:p text:style-name="P2"><text:span text:style-name="T1">維根斯坦說：「哲學的唯一價值就是：停止從事哲學。」放下它，不再談論，才是哲學的最終歸宿。馬龍白蘭度也曾說：「演戲是精神躁動不安的一種表達，是一種屬於流浪者的生命；停止演戲才是成熟的象徵。」</text:span></text:p>
      <text:p text:style-name="P2"><text:span text:style-name="T1">單是這兩句話，就值得我們為生命的尋覓與飄泊痛哭一場。我相信，當一切告終，後世高貴的人們，肯定會記得這樣一個美麗與哀愁的靈魂。</text:span><text:span text:style-name="T3"><text:line-break/></text:span></text:p>
      <text:p text:style-name="P1"><text:span text:style-name="T1">陳真 | 2005.05.16 11:34 | </text:span><text:span text:style-name="T2">#</text:span></text:p>
      <text:p text:style-name="P3"><text:span text:style-name="T1">老弟,貼好了,還不錯吧.我知道要怎麼編排讓作者名字出現在特定位置了.若有什麼問題再跟我說.</text:span></text:p>
      <text:p text:style-name="P3"><text:span text:style-name="T1">我把它們都放在 "若雪書信" 這個項目底下,還有,歌詞也先貼了,等以後音樂弄上網之後,再跟歌詞放同一個欄位.</text:span></text:p>
      <text:p text:style-name="P3"><text:span text:style-name="T1">陳真</text:span><text:span text:style-name="T3"><text:line-break/></text:span></text:p>
      <text:p text:style-name="P1"><text:span text:style-name="T1">陳真 | 2005.05.16 11:04 | </text:span><text:span text:style-name="T2">#</text:span></text:p>
      <text:p text:style-name="P4"><text:span text:style-name="T1">呵呵，睡觉的番薯，我也有几次在繁简转换中恨奇怪呢，陈真兄这么一说，这个名字倒好像很有诗意呢，有没有什么特别的意思呢。</text:span></text:p>
      <text:p text:style-name="P7"><text:span text:style-name="T1">丽钧的</text:span><text:span text:style-name="T4">e-mail</text:span><text:span text:style-name="T1">也到了，要麻烦她了！我把歌曲的</text:span><text:span text:style-name="T4">mp3</text:span><text:span text:style-name="T1">放在新浪的一个邮箱里，详细情况已发邮件。顺利的话你们今天应该可以听到了。希望你们喜欢我的沉默和歌唱</text:span><text:span text:style-name="T4">——</text:span><text:span text:style-name="T1">献给若雪和你们的一份微薄礼物。</text:span></text:p>
      <text:p text:style-name="P2"><text:span text:style-name="T1">有個東珍的朋友叫錢力,他的名字也是有個 "力",但寄信來時,卻只出現 "薯" 字,"錢" 卻不見了.</text:span></text:p>
      <text:p text:style-name="P2"><text:span text:style-name="T1">謝謝你這份禮物,董事長臉皮較厚,那就大方收下了.</text:span></text:p>
      <text:p text:style-name="P2"><text:span text:style-name="T1">其實也不能說是禮物啦,算是應繳的作業, 因為你已經被哈巴狗董事會決議收編為巴勒網員工了. 強迫中獎. 呵呵,這是我們的規矩.</text:span></text:p>
      <text:p text:style-name="P2"><text:span text:style-name="T1">文章我等一下幫你貼,如果你要修改,隨時都可以改,看要改幾遍都沒關係.但我還不是很會貼,編排上若有不滿意處,可能得請你先忍耐一下,待我學貼文學得更好一些.</text:span></text:p>
      <text:p text:style-name="P2"><text:span text:style-name="T1">陳真 2005. 5. 16.</text:span></text:p>
      <text:p text:style-name="P1"><text:span text:style-name="T1">何力 | 2005.05.16 01:55 | </text:span><text:span text:style-name="T2">#</text:span></text:p>
      <text:p text:style-name="P3"><text:span text:style-name="T1">陈真兄，这篇文章修修改改，最后还是回到了最初的样子。对了半天，格式还是乱了。</text:span></text:p>
      <text:p text:style-name="P1"><text:span text:style-name="T1">何力 | 2005.05.16 01:36 | </text:span><text:span text:style-name="T2">#</text:span></text:p>
      <text:p text:style-name="P2"><text:span text:style-name="T1">《沉默和歌唱》</text:span></text:p>
      <text:p text:style-name="P2"><text:span text:style-name="T1">献给若雪</text:span><text:span text:style-name="T3"><text:line-break/></text:span><text:span text:style-name="T1">(1979.4.10--2003.3.16)</text:span></text:p>
      <text:p text:style-name="P2"><text:span text:style-name="T1">（一）</text:span></text:p>
      <text:p text:style-name="P2"><text:span text:style-name="T1">2005年春天。星期五的北京。我和『纪念若雪巴勒斯坦网』</text:span><text:span text:style-name="T3"><text:line-break/></text:span><text:span text:style-name="T1">不期而遇。通过这个网站我认识了几个名字，内心肃然起敬带来</text:span><text:span text:style-name="T3"><text:line-break/></text:span><text:span text:style-name="T1">的震撼久久不能平静，而这一切都是缘自一个女性——若雪。</text:span></text:p>
      <text:p text:style-name="P2"><text:span text:style-name="T1">在资讯这么发达的时代，在若雪离开人世整两年后，才触</text:span><text:span text:style-name="T3"><text:line-break/></text:span><text:span text:style-name="T1">摸到她离去的身影和人生的方向，才触闻到她留在人间的爱的</text:span><text:span text:style-name="T3"><text:line-break/></text:span><text:span text:style-name="T1">气息，我只有恨自己。</text:span></text:p>
      <text:p text:style-name="P2"><text:span text:style-name="T1">她分明就是我的姊妹。在这个充满欢乐也充满悲伤的人世间，我已经苟活了30多个年头，恰好还有一个生于80年的小妹。 读着若雪父母的照片，我分明也看到了世上所有伟大而悲</text:span><text:span text:style-name="T3"><text:line-break/></text:span><text:span text:style-name="T1">伤的父母。</text:span></text:p>
      <text:p text:style-name="P2"><text:span text:style-name="T1">　　读着若雪的家书，我一次次抹掉脸上温暖的泪水，让自己冷</text:span><text:span text:style-name="T3"><text:line-break/></text:span><text:span text:style-name="T1">静。这罕见的泪水，却洗净了双眸。若雪留在世上的笑容，变形</text:span><text:span text:style-name="T3"><text:line-break/></text:span><text:span text:style-name="T1">的面孔和紧闭的双眼，却愈发清晰。我分明也读到了一位少女所</text:span><text:span text:style-name="T3"><text:line-break/></text:span><text:span text:style-name="T1">有的美丽，一位女性所有的柔情，也得以看见自己的心灵。</text:span></text:p>
      <text:p text:style-name="P2"><text:span text:style-name="T1">（二）</text:span></text:p>
      <text:p text:style-name="P2"><text:span text:style-name="T1">她不是一个心怀好奇的旅行者，她是带着爱去加沙“帮助那</text:span><text:span text:style-name="T3"><text:line-break/></text:span><text:span text:style-name="T1">些她未曾谋面的受苦民众，一起分享生命中的欢乐与忧愁”的美</text:span><text:span text:style-name="T3"><text:line-break/></text:span><text:span text:style-name="T1">美少女。</text:span><text:span text:style-name="T3"><text:line-break/></text:span><text:span text:style-name="T1">她不是无知和天真的少女，她是遵循了爱的方向义无反顾的</text:span><text:span text:style-name="T3"><text:line-break/></text:span><text:span text:style-name="T1">去做人肉盾牌的战士。</text:span><text:span text:style-name="T3"><text:line-break/></text:span><text:span text:style-name="T1">她不是因为仇恨战死沙场的战士，她是带着爱被碾死在60吨</text:span><text:span text:style-name="T3"><text:line-break/></text:span><text:span text:style-name="T1">重的特制巨型推土机轮下的天使。</text:span></text:p>
      <text:p text:style-name="P2"><text:span text:style-name="T1">这结局足够令一个活在世上的人疯狂或者麻木绝望。</text:span></text:p>
      <text:p text:style-name="P2"><text:span text:style-name="T1">我却看到了无言的沉默。如若雪一般活在世上的人们，依然</text:span><text:span text:style-name="T3"><text:line-break/></text:span><text:span text:style-name="T1">在不义世界的巨型推土机面前，在背叛与忠诚面前，保持着人的</text:span><text:span text:style-name="T3"><text:line-break/></text:span><text:span text:style-name="T1">尊严和灵魂的洁净，悲伤而无奈的沉默着！　</text:span></text:p>
      <text:p text:style-name="P2"><text:span text:style-name="T1">这沉默犹如核辐射般弥漫于活着的人心，给相爱的人们以希</text:span><text:span text:style-name="T3"><text:line-break/></text:span><text:span text:style-name="T1">望，给制造仇恨的人以噩梦。</text:span></text:p>
      <text:p text:style-name="P2"><text:span text:style-name="T3"><text:line-break/></text:span><text:span text:style-name="T1">（三）</text:span></text:p>
      <text:p text:style-name="P2"><text:span text:style-name="T1">记得不久前我曾无数次的质问自己：</text:span><text:span text:style-name="T3"><text:line-break/></text:span><text:span text:style-name="T1">你的眼睛会想方设法骗取你的信任，不让你看到置身其中的</text:span><text:span text:style-name="T3"><text:line-break/></text:span><text:span text:style-name="T1">生活真相吗？</text:span><text:span text:style-name="T3"><text:line-break/></text:span><text:span text:style-name="T1">你的手会在背后捅你刀子挖走自己的心脏吗？</text:span><text:span text:style-name="T3"><text:line-break/></text:span><text:span text:style-name="T1">你的嘴会欺骗你的耳朵挑拨离间你的身体吗？</text:span><text:span text:style-name="T3"><text:line-break/></text:span><text:span text:style-name="T1">你的牙齿会咬掉自己的舌头，不让它发言吗？</text:span><text:span text:style-name="T3"><text:line-break/></text:span><text:span text:style-name="T1">你的肺会制造化学武器污染你的身体吗？</text:span><text:span text:style-name="T3"><text:line-break/></text:span><text:span text:style-name="T1">你的心会宠爱肝肾，歧视肠胃，虐待五官，压迫四肢吗？</text:span></text:p>
      <text:p text:style-name="P2"><text:span text:style-name="T1">若雪告诉了我答案：一个人就是人类，人类就是一个人。这</text:span><text:span text:style-name="T3"><text:line-break/></text:span><text:span text:style-name="T1">是一个人区别于“牲畜”，加入“人类”，成为其中一员的最可</text:span><text:span text:style-name="T3"><text:line-break/></text:span><text:span text:style-name="T1">贵品质，它蕴含着个体的人向人类的所有情感，思想和正义。作</text:span><text:span text:style-name="T3"><text:line-break/></text:span><text:span text:style-name="T1">为人类的一员，这才是“人”的生活，苦尽甘来的生活，乐极生</text:span><text:span text:style-name="T3"><text:line-break/></text:span><text:span text:style-name="T1">悲的生活。我深刻的感受着，在弱肉强食的进化论，丛林法则成</text:span><text:span text:style-name="T3"><text:line-break/></text:span><text:span text:style-name="T1">为主宰人类命运主流的今天，人需要的幸福和安宁依然面对着碾</text:span><text:span text:style-name="T3"><text:line-break/></text:span><text:span text:style-name="T1">过若雪幼小身体的巨型怪兽的挑战。</text:span></text:p>
      <text:p text:style-name="P2"><text:span text:style-name="T1">　　关于巴勒斯坦，我不想说什么，我也没有资格说什么。只是</text:span><text:span text:style-name="T3"><text:line-break/></text:span><text:span text:style-name="T1">当一个又一个旋律萦绕在我的脑海——我知道这是若雪送给我的</text:span><text:span text:style-name="T3"><text:line-break/></text:span><text:span text:style-name="T1">礼物，献给热爱若雪的人们的礼物，献给我所爱的人们的礼物。</text:span></text:p>
      <text:p text:style-name="P2"><text:span text:style-name="T1">因为人活着所做的一切无非都是为了人——为了亲人、朋友、老师、同学；为了生长的孩子，即将告别世界的老人；</text:span><text:span text:style-name="T3"><text:line-break/></text:span><text:span text:style-name="T1">为了那些象一粒大米、一块土豆、一双鞋一样活着的人；</text:span><text:span text:style-name="T3"><text:line-break/></text:span><text:span text:style-name="T1">那些象一棵树，一座山，一束光一样不朽的人。</text:span><text:span text:style-name="T3"><text:line-break/></text:span><text:span text:style-name="T1">因为这一切都和你所爱的人有关。</text:span></text:p>
      <text:p text:style-name="P2"><text:span text:style-name="T3"><text:line-break/></text:span><text:span text:style-name="T1">（四）</text:span></text:p>
      <text:p text:style-name="P2"><text:span text:style-name="T1">为若雪歌唱，我也感到一丝惶恐和羞愧。惟恐玷污了人间最</text:span><text:span text:style-name="T3"><text:line-break/></text:span><text:span text:style-name="T1">美好的心灵，人群中最美丽的面孔。在这充满欢乐也充满悲伤的</text:span><text:span text:style-name="T3"><text:line-break/></text:span><text:span text:style-name="T1">人世间，我已经苟活了30多个年头。</text:span></text:p>
      <text:p text:style-name="P2"><text:span text:style-name="T1">然而，若雪在让我认真的审阅自己心灵的同时，也让我得以</text:span><text:span text:style-name="T3"><text:line-break/></text:span><text:span text:style-name="T1">重新认识自己的作品。每一行诗，每一段旋律，从若雪那里得到</text:span><text:span text:style-name="T3"><text:line-break/></text:span><text:span text:style-name="T1">了鼓励。我也发现自己在世上的工作不外乎就是沉默和歌唱。</text:span></text:p>
      <text:p text:style-name="P2"><text:span text:style-name="T1">『谢谢你给若雪贡献这样一份礼物！我是在她去世隔天就看到</text:span><text:span text:style-name="T3"><text:line-break/></text:span><text:span text:style-name="T1">她的信，当时心里有个想法，如果她活着，那我大概没什么机会</text:span><text:span text:style-name="T3"><text:line-break/></text:span><text:span text:style-name="T1">认识这么一个人。这等于说，还有很多活着的 "若雪" 在我们四</text:span><text:span text:style-name="T3"><text:line-break/></text:span><text:span text:style-name="T1">周。当我这么想，就感觉世界彷佛挺有希望；就算终究无望，这</text:span><text:span text:style-name="T3"><text:line-break/></text:span><text:span text:style-name="T1">世界至少是温暖的。』</text:span><text:span text:style-name="T3"><text:line-break/></text:span><text:span text:style-name="T1">我将自己的心愿告知『纪念若雪巴勒斯坦网』的次日，收到</text:span><text:span text:style-name="T3"><text:line-break/></text:span><text:span text:style-name="T1">陈真先生回复的一刻，我忽然明白，世上一切发自肺腑的沉默和</text:span><text:span text:style-name="T3"><text:line-break/></text:span><text:span text:style-name="T1">歌唱，首先是因为有了若雪，有了和若雪一样热爱生活，热爱和</text:span><text:span text:style-name="T3"><text:line-break/></text:span><text:span text:style-name="T1">平的人们。</text:span></text:p>
      <text:p text:style-name="P2"><text:span text:style-name="T1">这歌唱犹如核辐射般弥漫于活着的人心，给相爱的人们以希</text:span><text:span text:style-name="T3"><text:line-break/></text:span><text:span text:style-name="T1">望，给制造仇恨的人以噩梦。</text:span></text:p>
      <text:p text:style-name="P5"><text:span text:style-name="T1"/></text:p>
      <text:p text:style-name="P2"><text:span text:style-name="T1">（五）</text:span></text:p>
      <text:p text:style-name="P2"><text:span text:style-name="T1">感谢巴勒网的全体工作人员，感谢陈真先生，李</text:span><text:span text:style-name="T5">鉴</text:span><text:span text:style-name="T1">慧女士，</text:span><text:span text:style-name="T3"><text:line-break/></text:span><text:span text:style-name="T1">王怡静小姐，周丽钧小姐。感谢所有热爱若雪的人们，你们延续</text:span><text:span text:style-name="T3"><text:line-break/></text:span><text:span text:style-name="T1">了她的生命——若雪就活在大家中间，她的身影无处不见。</text:span></text:p>
      <text:p text:style-name="P2"><text:span text:style-name="T1">感谢我的朋友陈子寒先生，没有他的支持，将这些歌曲录制</text:span><text:span text:style-name="T3"><text:line-break/></text:span><text:span text:style-name="T1">完成是不可想象的。感谢孙雷先生，他用自己的大脑和心灵开动</text:span><text:span text:style-name="T3"><text:line-break/></text:span><text:span text:style-name="T1">电脑，支持了这一神圣的工作，使一切如期完成。</text:span></text:p>
      <text:p text:style-name="P2"><text:span text:style-name="T1">我的歌献给你们——献给若雪的父母，若雪的故乡奥林匹</text:span><text:span text:style-name="T3"><text:line-break/></text:span><text:span text:style-name="T1">亚及她为之付出生命的拉法，献给世界上所有热爱若雪，热爱和平，热爱生活的人们。</text:span></text:p>
      <text:p text:style-name="P2"><text:span text:style-name="T3"><text:line-break/></text:span><text:span text:style-name="T1">何力</text:span><text:span text:style-name="T3"><text:line-break/></text:span><text:span text:style-name="T1">2005年5月</text:span><text:span text:style-name="T3"><text:line-break/><text:line-break/></text:span></text:p>
      <text:p text:style-name="P1"><text:span text:style-name="T1">何力 | 2005.05.16 01:04 | </text:span><text:span text:style-name="T2">#</text:span></text:p>
      <text:p text:style-name="P3"><text:span text:style-name="T1">呵呵，睡觉的番薯，我也有几次在繁简转换中恨奇怪呢，陈真兄这么一说，这个名字倒好像很有诗意呢，有没有什么特别的意思呢。</text:span></text:p>
      <text:p text:style-name="P3"><text:span text:style-name="T1">丽钧的e-mail也到了，要麻烦她了！我把歌曲的mp3放在新浪的一个邮箱里，详细情况已发邮件。顺利的话你们今天应该可以听到了。希望你们喜欢我的沉默和歌唱——献给若雪和你们的一份微薄礼物。</text:span></text:p>
      <text:p text:style-name="P1"><text:span text:style-name="T1">陳真 | 2005.05.15 22:43 | </text:span><text:span text:style-name="T2">#</text:span></text:p>
      <text:p text:style-name="P2"><text:span text:style-name="T1">有啊,何力兄有註明 "何力",但是到了我的電腦後,簡體變繁體,何力卻變成 "睡薯". 睡覺的番薯? 我一看是個怪名字,以為是來亂的,所以就刪掉了.</text:span></text:p>
      <text:p text:style-name="P1"><text:span text:style-name="T1">魏福全 | 2005.05.15 22:18 | </text:span><text:span text:style-name="T2">#</text:span></text:p>
      <text:p text:style-name="P3"><text:span text:style-name="T1">小小的建議：信件的主旨上註明寄件人的姓名，就不會被當成廣告信或是來歷不明的病毒信，例如，我都會註明''魏福全文章''，''魏福全問候''等等。</text:span></text:p>
      <text:p text:style-name="P1"><text:span text:style-name="T1">陳真 | 2005.05.15 22:07 | </text:span><text:span text:style-name="T2">#</text:span></text:p>
      <text:p text:style-name="P2"><text:span text:style-name="T1">很抱歉,後來有兩封我以為是廣告信,所以又給刪了,還好後來及時發現.</text:span></text:p>
      <text:p text:style-name="P2"><text:span text:style-name="T1">電腦作業的事,現在就等著咱們的救星出現!救星啊!妳在哪裡呢?</text:span></text:p>
      <text:p text:style-name="P2"><text:span text:style-name="T1">陳真</text:span></text:p>
      <text:p text:style-name="P1"><text:span text:style-name="T1">何力 | 2005.05.15 12:58 | </text:span><text:span text:style-name="T2">#</text:span></text:p>
      <text:p text:style-name="P3"><text:span text:style-name="T1">陈真兄，照片和地址均已收到，非常感谢。好在你那边来的e-mail一直不乱码，也是不幸中之大幸了。我又开了一个邮箱，用unicode发了一个e-mail给你.</text:span></text:p>
      <text:p text:style-name="P3"><text:span text:style-name="T1">说到海鸟，我倒也没有误会你的意思，只是可能有点悲哀过头了——感到自己的无能。说来我倒很欣赏你的这种生活态度和写作方式，给人很多启迪。</text:span></text:p>
      <text:p text:style-name="P3"><text:span text:style-name="T3"><text:line-break/></text:span><text:span text:style-name="T1">“消防员”也让我感触很深，具体的职业人员当然是我尊敬的，我也不具评论他们的资格。但在今天的人世，一个人其实能做好自己的消防员就很不错了，内心的烈火随时可能焚身，甚至伤及他人。又想起你关于马龙白兰度的比喻。矛盾啊！火烧起来了，还得用眼泪灭火——为若雪哭泣的人们是不是都这样活着，悲伤着，沉默着，无奈着？</text:span><text:span text:style-name="T3"><text:line-break/></text:span></text:p>
      <text:p text:style-name="P1"><text:span text:style-name="T1">陳真 | 2005.05.15 04:34 | </text:span><text:span text:style-name="T2">#</text:span></text:p>
      <text:p text:style-name="P2"><text:span text:style-name="T1">OJ 是易澄吧.嗨!</text:span></text:p>
      <text:p text:style-name="P2"><text:span text:style-name="T1">時間過得很快,快當醫生,日子應該挺 "充實" 吧?!</text:span></text:p>
      <text:p text:style-name="P2"><text:span text:style-name="T1">謝謝你介紹巴勒網.我再找機會看看你的網站.</text:span><text:span text:style-name="T3"><text:line-break/></text:span></text:p>
      <text:p text:style-name="P1"><text:span text:style-name="T1">陳真 | 2005.05.15 04:25 | </text:span><text:span text:style-name="T2">#</text:span></text:p>
      <text:p text:style-name="P3"><text:span text:style-name="T1">何力老弟,wendelin 是小姐,不是先生喔.之前跟你提到巴勒網或親系譜陰盛陽衰,這世界如果讓女性來統治,不知道戰亂會不會少一點?!</text:span></text:p>
      <text:p text:style-name="P3"><text:span text:style-name="T1">剛睡一覺,本來只是要小睡十分鐘,結果卻睡了幾個鐘頭,醒來彷如隔世,居然夢見那些海鳥.海鳥飛姿優美,但聲音卻淒厲沙啞.</text:span></text:p>
      <text:p text:style-name="P3"><text:span text:style-name="T1">剛查信箱,沒收到信啊.至於地址,我等一會兒用 e-mail 跟你說.</text:span></text:p>
      <text:p text:style-name="P3"><text:span text:style-name="T1">我不明白為何你說海鳥不如? 可別誤會.我只是藉這留言板順便做個公告,請那些知道這網站的親朋好友諒解,請他們不要介意為什麼我 "辦公" 速度這麼快,回起私人信卻總是三年五載.那是因為我實在不知道要怎麼用筆談一些有關私人的 "大哉問" (近來好嗎? 將來如何? 等等,談起家人我更會語塞).</text:span></text:p>
      <text:p text:style-name="P3"><text:span text:style-name="T1">至於消防員,指的也是私人層面之多災多難,而非指公眾事業; 一有警報就要出動,很辛苦.但是,這些個人悲歡卻不足為道,難以被理解,而且也無法形諸語言.</text:span></text:p>
      <text:p text:style-name="P3"><text:span text:style-name="T1">至於公眾事業,我當然不是聞聲出動的消防員,感覺自己比較像個入戲的旁觀者.也許我參了一腳,但心理上與 "公眾" 這兩個字永遠有個形而上的距離或恐懼.通常比較沒出息的人是這樣,很害怕鎂光燈,很害怕人多的地方,很害怕勳章獎狀,很害怕對著一群人致詞等等.</text:span></text:p>
      <text:p text:style-name="P3"><text:span text:style-name="T1">陳真 2005. 5. 14.</text:span></text:p>
      <text:p text:style-name="P1"><text:span text:style-name="T1">何力 | 2005.05.15 00:06 | </text:span><text:span text:style-name="T2">#</text:span></text:p>
      <text:p text:style-name="P2"><text:span text:style-name="T3"><text:line-break/></text:span><text:span text:style-name="T1">《为了若雪的歌唱》</text:span></text:p>
      <text:p text:style-name="P2"><text:span text:style-name="T3"><text:line-break/></text:span><text:span text:style-name="T1">『献给若雪</text:span><text:span text:style-name="T3"><text:line-break/></text:span><text:span text:style-name="T1">献给若雪的父母</text:span><text:span text:style-name="T3"><text:line-break/></text:span><text:span text:style-name="T1">献给若雪的故乡奥林匹亚及她为之付出生命的拉法</text:span><text:span text:style-name="T3"><text:line-break/></text:span><text:span text:style-name="T1">献给世界上所有热爱若雪，热爱和平，热爱生活的人们』</text:span></text:p>
      <text:p text:style-name="P2"><text:span text:style-name="T3"><text:line-break/></text:span><text:span text:style-name="T1">01，为若雪的诞生和牺牲</text:span></text:p>
      <text:p text:style-name="P2"><text:span text:style-name="T1">《第一支歌（Rachel Corrie之歌）》</text:span><text:span text:style-name="T3"><text:line-break/></text:span><text:span text:style-name="T1">词曲： 何力</text:span></text:p>
      <text:p text:style-name="P2"><text:span text:style-name="T1">我吃了很多年食粮，穿破了很多的衣裳，</text:span><text:span text:style-name="T3"><text:line-break/></text:span><text:span text:style-name="T1">就让我唱一支歌谣，献给供我衣食的爹娘；</text:span><text:span text:style-name="T3"><text:line-break/></text:span><text:span text:style-name="T1">我上了很多年学堂，度过了青春的时光，</text:span><text:span text:style-name="T3"><text:line-break/></text:span><text:span text:style-name="T1">就让我唱一支歌谣，献给教我生活的师长。</text:span></text:p>
      <text:p text:style-name="P2"><text:span text:style-name="T1">这个星球上爱你的人，</text:span><text:span text:style-name="T3"><text:line-break/></text:span><text:span text:style-name="T1">在你心中种下了善良和光芒；</text:span><text:span text:style-name="T3"><text:line-break/></text:span><text:span text:style-name="T1">那些你用心爱着的人，</text:span><text:span text:style-name="T3"><text:line-break/></text:span><text:span text:style-name="T1">就能收获幸福和阳光。</text:span></text:p>
      <text:p text:style-name="P2"><text:span text:style-name="T1">走过了不少的地方，不外乎外面和故乡，</text:span><text:span text:style-name="T3"><text:line-break/></text:span><text:span text:style-name="T1">就让我唱一支歌谣，献给生养我的土壤；</text:span><text:span text:style-name="T3"><text:line-break/></text:span><text:span text:style-name="T1">看累了眼前的生活，不外乎生存和死亡，</text:span><text:span text:style-name="T3"><text:line-break/></text:span><text:span text:style-name="T1">就让我唱一支歌谣，献给生命的无常。</text:span></text:p>
      <text:p text:style-name="P2"><text:span text:style-name="T1">这个星球上活着的人，</text:span><text:span text:style-name="T3"><text:line-break/></text:span><text:span text:style-name="T1">总是来去匆匆忙忙；</text:span><text:span text:style-name="T3"><text:line-break/></text:span><text:span text:style-name="T1">那些死不瞑目的人，</text:span><text:span text:style-name="T3"><text:line-break/></text:span><text:span text:style-name="T1">是否已找到天堂。</text:span></text:p>
      <text:p text:style-name="P2"><text:span text:style-name="T1">为了相爱的人们，相濡以沫的朋友，</text:span><text:span text:style-name="T3"><text:line-break/></text:span><text:span text:style-name="T1">就让我唱一支歌谣，唱出心中的力量；</text:span><text:span text:style-name="T3"><text:line-break/></text:span><text:span text:style-name="T1">为了这一生的岁月，为了这沉默和歌唱，</text:span><text:span text:style-name="T3"><text:line-break/></text:span><text:span text:style-name="T1">就让我唱一支歌谣，献给欢乐也献给悲伤。</text:span></text:p>
      <text:p text:style-name="P2"><text:span text:style-name="T1">这个星球上离去的人，</text:span><text:span text:style-name="T3"><text:line-break/></text:span><text:span text:style-name="T1">留下了许多美好的愿望；</text:span><text:span text:style-name="T3"><text:line-break/></text:span><text:span text:style-name="T1">那些临近你和我的未来，</text:span><text:span text:style-name="T3"><text:line-break/></text:span><text:span text:style-name="T1">又有多少无奈和希望。</text:span></text:p>
      <text:p text:style-name="P5"><text:span text:style-name="T1"/></text:p>
      <text:p text:style-name="P2"><text:span text:style-name="T1">02，为若雪的行动</text:span><text:span text:style-name="T3"><text:line-break/></text:span><text:span text:style-name="T1">《兄弟》</text:span><text:span text:style-name="T3"><text:line-break/></text:span><text:span text:style-name="T1">词曲： 何力</text:span></text:p>
      <text:p text:style-name="P2"><text:span text:style-name="T1">猴子感到恐怖之极</text:span><text:span text:style-name="T3"><text:line-break/></text:span><text:span text:style-name="T1">终于忍不住痛哭流涕</text:span><text:span text:style-name="T3"><text:line-break/></text:span><text:span text:style-name="T1">听说一个强盗</text:span><text:span text:style-name="T5">杀</text:span><text:span text:style-name="T1">鸡吓猴</text:span><text:span text:style-name="T3"><text:line-break/></text:span><text:span text:style-name="T1">有一只鸡向猴子呼救</text:span></text:p>
      <text:p text:style-name="P2"><text:span text:style-name="T1">兄弟，兄弟...</text:span><text:span text:style-name="T3"><text:line-break/><text:line-break/></text:span><text:span text:style-name="T1">地球上的动物都是亲戚</text:span><text:span text:style-name="T3"><text:line-break/></text:span><text:span text:style-name="T1">一个人在自言自语</text:span><text:span text:style-name="T3"><text:line-break/></text:span><text:span text:style-name="T1">听说一个强盗</text:span><text:span text:style-name="T5">杀</text:span><text:span text:style-name="T1">鸡吓猴</text:span><text:span text:style-name="T3"><text:line-break/></text:span><text:span text:style-name="T1">有一只鸡向人类呼救</text:span></text:p>
      <text:p text:style-name="P2"><text:span text:style-name="T1">兄弟，兄弟...</text:span></text:p>
      <text:p text:style-name="P5"><text:span text:style-name="T1"/></text:p>
      <text:p text:style-name="P2"><text:span text:style-name="T1">03，为若雪的爱和信仰</text:span><text:span text:style-name="T3"><text:line-break/></text:span><text:span text:style-name="T1">《在路上》</text:span></text:p>
      <text:p text:style-name="P2"><text:span text:style-name="T1">独自一人走在路上</text:span><text:span text:style-name="T3"><text:line-break/></text:span><text:span text:style-name="T1">你却出现在前方</text:span><text:span text:style-name="T3"><text:line-break/></text:span><text:span text:style-name="T1">独自一人走向</text:span><text:span text:style-name="T5">远</text:span><text:span text:style-name="T1">方</text:span><text:span text:style-name="T3"><text:line-break/></text:span><text:span text:style-name="T1">你却一直在我心房</text:span></text:p>
      <text:p text:style-name="P2"><text:span text:style-name="T1">独自在感受着凄凉</text:span><text:span text:style-name="T3"><text:line-break/></text:span><text:span text:style-name="T1">你象太阳吻在脸上</text:span><text:span text:style-name="T3"><text:line-break/></text:span><text:span text:style-name="T1">独自在黑暗里迷茫</text:span><text:span text:style-name="T3"><text:line-break/></text:span><text:span text:style-name="T1">你象月亮照在肩上</text:span><text:span text:style-name="T3"><text:line-break/><text:line-break/></text:span><text:span text:style-name="T1">独自一人在无奈中绝望</text:span><text:span text:style-name="T3"><text:line-break/></text:span><text:span text:style-name="T1">你的美丽激起我作为一个人一生中所有的希望</text:span><text:span text:style-name="T3"><text:line-break/></text:span><text:span text:style-name="T1">独自一人在麻木中绝望</text:span><text:span text:style-name="T3"><text:line-break/></text:span><text:span text:style-name="T1">你的柔情融化我体内所有金属、垃圾、石头、彷徨</text:span></text:p>
      <text:p text:style-name="P2"><text:span text:style-name="T1">（念白：我写下了这些诗歌，</text:span><text:span text:style-name="T3"><text:line-break/></text:span><text:span text:style-name="T1">请允许我把它献给你们</text:span><text:span text:style-name="T3"><text:line-break/></text:span><text:span text:style-name="T1">——因为这一切都是为了人，</text:span><text:span text:style-name="T3"><text:line-break/></text:span><text:span text:style-name="T1">为了亲人、朋友、老师、同学；</text:span><text:span text:style-name="T3"><text:line-break/></text:span><text:span text:style-name="T1">为了生长的孩子，即将告别世界的老人；</text:span><text:span text:style-name="T3"><text:line-break/></text:span><text:span text:style-name="T1">那些善良的人，疾恶如仇的人。</text:span><text:span text:style-name="T3"><text:line-break/></text:span><text:span text:style-name="T1">那些象一粒大米、一块土豆、一双鞋一样活着的人；</text:span><text:span text:style-name="T3"><text:line-break/></text:span><text:span text:style-name="T1">还有那些象一棵树，一座山，一束光一样不朽的人。</text:span></text:p>
      <text:p text:style-name="P2"><text:span text:style-name="T1">因为这一切都和你所爱的人有关，</text:span><text:span text:style-name="T3"><text:line-break/></text:span><text:span text:style-name="T1">因为这一切都是为了人，</text:span><text:span text:style-name="T3"><text:line-break/></text:span><text:span text:style-name="T1">愿主赐福我们所有的人，</text:span><text:span text:style-name="T3"><text:line-break/></text:span><text:span text:style-name="T1">让这个世界充满和平、充满祥和的爱。）</text:span></text:p>
      <text:p text:style-name="P2"><text:span text:style-name="T3"><text:line-break/></text:span><text:span text:style-name="T1">（陈真兄及各位同仁，这是我为若雪写的歌。歌词先贴在这里，以此为准。另外请告知我将音乐和video发往那个地址，我会</text:span><text:span text:style-name="T3"><text:line-break/></text:span><text:span text:style-name="T1">找人尽快传过去。祝好！ 何力）</text:span><text:span text:style-name="T3"><text:line-break/></text:span></text:p>
      <text:p text:style-name="P1"><text:span text:style-name="T1">何力 | 2005.05.14 21:53 | </text:span><text:span text:style-name="T2">#</text:span></text:p>
      <text:p text:style-name="P3"><text:span text:style-name="T1">陈真兄，前两天看了wendilin先生的文章，心里就一直难过的要死。今天看了你的文字，才觉得自己真的连嘎嘎叫的海鸟还不如。只是看到你用的“消防员”的比喻，很贴切，又给人一丝欣慰。</text:span></text:p>
      <text:p text:style-name="P3"><text:span text:style-name="T1">我换了一个邮箱给你发e-amil.乱码的问题岂不也是在嘎嘎叫。</text:span></text:p>
      <text:p text:style-name="P1"><text:a xlink:type="simple" xlink:href="http://palinfo.habago.org/mt-comments.cgi?__mode=red&amp;id=310"><text:span text:style-name="T2">OJ</text:span></text:a><text:span text:style-name="T1"> | 2005.05.14 21:06 | </text:span><text:span text:style-name="T2">#</text:span></text:p>
      <text:p text:style-name="P2"><text:span text:style-name="T1">陳真學長</text:span><text:span text:style-name="T3"><text:line-break/></text:span><text:span text:style-name="T1">久沒有通信。這一年來都在醫院實習，也即將在六月畢業了。在yahoo關閉討論群以後就很少來看哈巴狗的新聞。今天逛到此地深深覺得這個網站實在很豐富，讀來也很令人感動。我在blog上介紹了這個網站：</text:span><text:span text:style-name="T3"><text:line-break/></text:span><text:span text:style-name="T1">http://blog.yam.com/oj2005</text:span></text:p>
      <text:p text:style-name="P1"><text:span text:style-name="T1">陳真 | 2005.05.14 20:48 | </text:span><text:span text:style-name="T2">#</text:span></text:p>
      <text:p text:style-name="P3"><text:span text:style-name="T1">wendelin, 我把妳那五篇 "沾滿血腥的地中海明珠" 全看過了,可以讓我們貼在這裏嗎? 第一手經驗總是比較動人.</text:span></text:p>
      <text:p text:style-name="P3"><text:span text:style-name="T1">但現在是我在貼文章,我還不太會貼,特別是有 "超連結" 或 "圖文一起出現" 的格式,我還不會弄,得給我一點時間研究研究.</text:span></text:p>
      <text:p text:style-name="P1"><text:span text:style-name="T1">陳真 | 2005.05.14 20:21 | </text:span><text:span text:style-name="T2">#</text:span></text:p>
      <text:p text:style-name="P2"><text:span text:style-name="T1">何力老弟,</text:span></text:p>
      <text:p text:style-name="P2"><text:span text:style-name="T1">真不好意思,從五月九號以後,收到的仍是亂碼 (一共三封),是那種一堆數字和 #&amp; 的亂碼,不管用哪一種方式重新編碼,都還是看不到.</text:span></text:p>
      <text:p text:style-name="P2"><text:span text:style-name="T1">另外有一封不是亂碼,但卻是一種奇怪的檔案(是不是就是你說的打包後的郵件?),這檔案名稱後面有個 rar. 我不會開,用鼠標給它亂按,但還是搞不懂. 這封應該不是郵件有問題,而是我的電腦能力有問題.我把它傳給電腦比較厲害的巴勒網員工試試,看能不能打開.</text:span></text:p>
      <text:p text:style-name="P2"><text:span text:style-name="T1">很抱歉讓你同樣一封信寄了許多遍. 那三封九號寄出的亂碼信,你看有沒有辦法把它變成附檔重寄,或是同時也寄給巴勒網其它員工,也許別人的電腦就能看到.</text:span></text:p>
      <text:p text:style-name="P2"><text:span text:style-name="T1">亂碼的問題我也挺苦惱,但我知道當出現亂碼時,要重開一封新郵件,並且選擇用 unicode 傳送,有時就能解決,或是用window 附檔,一般也能看得見.</text:span></text:p>
      <text:p text:style-name="P2"><text:span text:style-name="T1">常收到大陸或香港朋友的來信,但我以前總以為全是廣告信(因為只看見一團亂碼),隨手就刪了,後來才知道其中有些是真實郵件,不是廣告,也不是病毒. 這個長久的疏忽,讓我對於寫信來的人感到很內疚,只是我也無從彌補.</text:span></text:p>
      <text:p text:style-name="P2"><text:span text:style-name="T1">像最近有一封也是,寄到巴勒網的公共信箱,還好學姐先解碼,我才注意到原來那是一封 "讀者來信",於是趕緊到垃圾桶裏把它撿回來.</text:span></text:p>
      <text:p text:style-name="P2"><text:span text:style-name="T1">藉此也順便公告一下,除了寫信給家裏的晚輩,董事長回私人信很慢(一般是以 "年" 或 "月" 為單位,有時三五年才回一次),因為我不知道私事要怎麼輕易用筆講清楚.我不會講,難道人們願意聽我用唱的?</text:span></text:p>
      <text:p text:style-name="P2"><text:span text:style-name="T1">即便一句 "近來好嗎?",也會讓我陷入徬徨而不知如何動筆. 我沒有什麼近來將來,也沒有什麼好不好,我的生活基本上跟任何人一樣,沒什麼特別, 但我對它的態度卻和別人有點不一樣,我沒辦法用極其簡化的文字語言來談我的生活,我受不了那種扭曲. 別人也許只是隨口問問,但我卻沒辦法隨便回答,於是通常就選擇沉默.</text:span></text:p>
      <text:p text:style-name="P2"><text:span text:style-name="T1">再說,個性決定了命運,一個人既然有那樣的個性,就註定會有那樣的命.問一個 "消防隊員" 近來好不好是很難回答的,人們若一定要逼他給個答案或乾脆直接替他預想一個答案,那只是讓他更沉默. 他見過熊熊烈火,但他拙劣的語言,卻讓他不知從何說起,甚至不知如何感受,悲非悲,喜非喜;有時看著那些不會寫字講人話的動物,默然之中,彷彿牠們才是知音.</text:span></text:p>
      <text:p text:style-name="P2"><text:span text:style-name="T1">最近在坎城當狗仔隊,跑到附近一個小島上,看到地中海上一隻海鳥,站在岩石上嘎嘎叫. 附近除了茫茫大海,空無一物,但牠卻叫個不停;叫聲夾著海浪,在海面上迴響,聽起來就像首曲子,雖然拙劣單調,卻訴說了一些無從訴說的東西.</text:span></text:p>
      <text:p text:style-name="P2"><text:span text:style-name="T1">越扯越遠,其實我只是要說,一般只要是公事,我大概都會回信,至於私事,若有怠慢,只能請各方友人諒解,畢竟我實在不習慣用一種高度簡化扭曲而且 down-to-earth 的方式送往迎來. 靠著夢過活的人,很難腳踏實地,他既然想逃開地心引力,凡是跟地心引力有關的東西,都會讓他感到痛苦.</text:span></text:p>
      <text:p text:style-name="P2"><text:span text:style-name="T1">抱歉插播了這麼一段 "廣告",我每年都會用這種求饒的方式給所有親朋好友回信,批發處理,統一公告,實在沒辦法. 各位要體諒董事長的無能和龜毛,現實生活裏,面對面時,你們既然可以忍受我的沉默寡言,文字世界難道不也應該一樣? 除了說點言不及義的夢話或笑話,常覺得啞口無言,實在不知道要說什麼.</text:span></text:p>
      <text:p text:style-name="P2"><text:span text:style-name="T1">如果人類全變成啞巴,跟海鳥一樣,只會嘎嘎叫,這世界搞不好會變得更美麗.</text:span></text:p>
      <text:p text:style-name="P2"><text:span text:style-name="T1">廣告結束,回到主題.巴勒網屬下員工, 因為大多是電腦白癡,面臨一些電腦問題,對別人來講,也許很簡單,對我們來講,卻幾乎使整個網站難以運作.</text:span></text:p>
      <text:p text:style-name="P2"><text:span text:style-name="T1">不光是收信變亂碼或附檔不會開,還有一些關於網站設計的特定問題,想徵求電腦高手幫忙,學姐逼我儘速解決,否則說她不惜花重金聘請電腦公司.但我實在花不起那個錢,而且似乎也沒那個必要,若有人願意義務幫忙,那是最好不過.</text:span></text:p>
      <text:p text:style-name="P2"><text:span text:style-name="T1">但我現在連這個電腦問題是什麼,也還不知道要怎麼描述,等我搞清楚再跟大家說,請大家幫忙. 這問題應該沒那麼難才對,是關於什麼 "把一個外殼套上一個資料庫程式". 學姐是這麼跟我說的,但我還沒辦法聽懂,等弄懂之後再請高手幫忙.</text:span></text:p>
      <text:p text:style-name="P2"><text:span text:style-name="T1">至於我或我們的樣子,不用想像啊,等一下寄兩張照片給你看就行了. 至於我的傳奇嘛,這我就不會說了...但我常想到李白的 "悲歌行",我喜歡這詩,有時一天要吟上好幾回:</text:span></text:p>
      <text:p text:style-name="P2"><text:span text:style-name="T1">悲來乎</text:span><text:span text:style-name="T3"><text:line-break/></text:span><text:span text:style-name="T1">悲來乎</text:span><text:span text:style-name="T3"><text:line-break/></text:span><text:span text:style-name="T1">主人有酒且莫斟</text:span><text:span text:style-name="T3"><text:line-break/></text:span><text:span text:style-name="T1">聽我一曲悲來吟</text:span><text:span text:style-name="T3"><text:line-break/></text:span><text:span text:style-name="T1">悲來不吟還不笑</text:span><text:span text:style-name="T3"><text:line-break/></text:span><text:span text:style-name="T1">天下無人知我心</text:span><text:span text:style-name="T3"><text:line-break/></text:span><text:span text:style-name="T1">君有數斗酒</text:span><text:span text:style-name="T3"><text:line-break/></text:span><text:span text:style-name="T1">我有三尺琴</text:span><text:span text:style-name="T3"><text:line-break/></text:span><text:span text:style-name="T1">鳴琴酒樂兩相得</text:span><text:span text:style-name="T3"><text:line-break/></text:span><text:span text:style-name="T1">一杯不啻千鈞金</text:span></text:p>
      <text:p text:style-name="P2"><text:span text:style-name="T1">悲來乎</text:span><text:span text:style-name="T3"><text:line-break/></text:span><text:span text:style-name="T1">悲來乎</text:span><text:span text:style-name="T3"><text:line-break/></text:span><text:span text:style-name="T1">天雖長</text:span><text:span text:style-name="T3"><text:line-break/></text:span><text:span text:style-name="T1">地雖久</text:span><text:span text:style-name="T3"><text:line-break/></text:span><text:span text:style-name="T1">金玉滿堂應不守</text:span><text:span text:style-name="T3"><text:line-break/></text:span><text:span text:style-name="T1">富貴百年能幾何</text:span><text:span text:style-name="T3"><text:line-break/></text:span><text:span text:style-name="T1">死生一度人皆有</text:span><text:span text:style-name="T3"><text:line-break/></text:span><text:span text:style-name="T1">孤猿坐啼墳上月</text:span><text:span text:style-name="T3"><text:line-break/></text:span><text:span text:style-name="T1">且須一盡杯中酒</text:span></text:p>
      <text:p text:style-name="P2"><text:span text:style-name="T1">純靠記憶,可能背錯,不過大致上應該是這樣.下面還有,但我只會背到這裏.</text:span></text:p>
      <text:p text:style-name="P2"><text:span text:style-name="T1">陳真 2005. 5. 15.</text:span></text:p>
      <text:p text:style-name="P1"><text:span text:style-name="T1">何力 | 2005.05.13 23:13 | </text:span><text:span text:style-name="T2">#</text:span></text:p>
      <text:p text:style-name="P3"><text:span text:style-name="T1">陈真兄，问安！音乐和video已与今天上午最后完成，正巧从录音棚回来的路上接到来北京的</text:span><text:span text:style-name="T5">远</text:span><text:span text:style-name="T1">波兄弟的电话，立马去见，送给他们一份。聊起你，听了你的传奇，想象你的样子……</text:span><text:span text:style-name="T3"><text:line-break/></text:span><text:span text:style-name="T1">打包后的邮件不知可否打开。因为怕乱码都不敢写e-mail了。如果没有打开，请通知我，我再想办法。何力</text:span></text:p>
      <text:p text:style-name="P5"><text:span text:style-name="T1"/></text:p>
      <text:p text:style-name="P5"><text:span text:style-name="T1"><text:line-break/></text:span></text:p>
      <text:p text:style-name="P1"><text:span text:style-name="T1">陳真 | 2005.05.13 06:27 | </text:span><text:span text:style-name="T2">#</text:span></text:p>
      <text:p text:style-name="P2"><text:span text:style-name="T1">出遠門一趟,剛回來,再找時間談.</text:span></text:p>
      <text:p text:style-name="P1"><text:a xlink:type="simple" xlink:href="http://palinfo.habago.org/mt-comments.cgi?__mode=red&amp;id=302"><text:span text:style-name="T2">wendelin</text:span></text:a><text:span text:style-name="T1"> | 2005.05.10 22:37 | </text:span><text:span text:style-name="T2">#</text:span></text:p>
      <text:p text:style-name="P3"><text:span text:style-name="T1">兩位</text:span></text:p>
      <text:p text:style-name="P3"><text:span text:style-name="T1">我周日從以色列回來, 去了nablus一天和巴勒斯坦工會座談.覺得自己好像生病似的, 很昏沉. 大概哭太多了. 我很想再去, 可是很麻煩, 我可以請巴勒斯坦總工會PGFTU給我邀請函, 可是從耶路撒冷怎麼進去是一個小問題 (了不起搭計程車), 住宿也是個問題, 語言也是問題, 很多人還是不太講英文. 我也不好意思麻煩PGFTU幫我處理這些事. 可以確定的是,不要從以色列進去, 可以飛到約旦的安曼機場, 從那裡到耶路撒冷. 以色列機場的安檢很機車, 還要檢查我的會議筆記本, 看我寫什麼. 我絕對不想再從特拉維夫機場飛,</text:span></text:p>
      <text:p text:style-name="P3"><text:span text:style-name="T1">我這兩天陸陸續續寫遊記, 回頭來看若雪書信, 哭到不行.</text:span><text:span text:style-name="T3"><text:line-break/></text:span><text:span text:style-name="T1">還好可以跟你們分享. 很多人因為對這議題陌生也很難有感覺. 我的BLOG是http://61.222.52.195/user/blogs/wendelin/</text:span></text:p>
      <text:p text:style-name="P3"><text:span text:style-name="T1">幾張nablus的照片</text:span><text:span text:style-name="T3"><text:line-break/></text:span><text:span text:style-name="T1">http://www.flickr.com/photos/wendelin/</text:span><text:span text:style-name="T3"><text:line-break/></text:span></text:p>
      <text:p text:style-name="P1"><text:span text:style-name="T1">何力 | 2005.05.09 11:51 | </text:span><text:span text:style-name="T2">#</text:span></text:p>
      <text:p text:style-name="P2"><text:span text:style-name="T1">http://www.hangtu.com/zjwx/zjwx_25/25fldy11.htm</text:span><text:span text:style-name="T3"><text:line-break/></text:span><text:span text:style-name="T1">《美丽与哀愁的灵魂--马龙·白兰度》，这一篇我读过，感动！！！！</text:span><text:span text:style-name="T3"><text:line-break/></text:span></text:p>
      <text:p text:style-name="P1"><text:span text:style-name="T1">何力 | 2005.05.09 11:27 | </text:span><text:span text:style-name="T2">#</text:span></text:p>
      <text:p text:style-name="P3"><text:span text:style-name="T1">陈真兄，你好！我咨询了朋友，打包后给你重发了（三件东西，1，回信。2，歌词，3，短文），请打开附件。如果没有乱码，以后就这样发。</text:span></text:p>
      <text:p text:style-name="P1"><text:span text:style-name="T1">何力 | 2005.05.08 13:55 | </text:span><text:span text:style-name="T2">#</text:span></text:p>
      <text:p text:style-name="P2"><text:span text:style-name="T1">陈真兄，您好。抱歉让您和学姐收到乱码邮件。我刚才重新发了一遍，应该不会乱了吧。请查收。</text:span></text:p>
      <text:p text:style-name="P1"><text:span text:style-name="T1">何力 | 2005.05.07 20:03 | </text:span><text:span text:style-name="T2">#</text:span></text:p>
      <text:p text:style-name="P3"><text:span text:style-name="T1">陈真兄，您好！发来的照片收到了，小骆驼真可爱，我很喜欢。谢谢你的转贴，看到这个片子出来了，真的很高兴。我会去找到这个片子去看一下。刚给你和学姐去了e-mail.请查收，这几天忙坏了。祝好！何力。</text:span></text:p>
      <text:p text:style-name="P1"><text:span text:style-name="T1">陳真 | 2005.05.07 14:07 | </text:span><text:span text:style-name="T2">#</text:span></text:p>
      <text:p text:style-name="P2"><text:span text:style-name="T1">誰來救我? 我真的會精神分裂...</text:span></text:p>
      <text:p text:style-name="P2"><text:span text:style-name="T1">=========</text:span><text:span text:style-name="T3"><text:line-break/></text:span><text:span text:style-name="T1">中央社 2005 / 04 / 13 (星期三)</text:span><text:span text:style-name="T3"><text:line-break/><text:line-break/></text:span><text:span text:style-name="T1">核四公投促進會：憲改是政黨承諾 非林義雄推動</text:span><text:span text:style-name="T3"><text:line-break/><text:line-break/></text:span><text:span text:style-name="T1">【中央社 】</text:span><text:span text:style-name="T3"><text:line-break/><text:line-break/><text:line-break/></text:span><text:span text:style-name="T1">（中央社記者黃瑞弘台北十三日電）民調顯示，多數民眾不瞭解修憲內容且意見分歧。淡江大學公行系教授施正鋒今天要求，當初推動修憲的前民進黨主席林義雄應負責說清楚。核四公投促進會回應表示，促進會和林義雄從未推動任何憲改案，只是要求各政黨履行承諾，要求林義雄負責，是找錯對象。</text:span></text:p>
      <text:p text:style-name="P2"><text:span text:style-name="T1">施正鋒在群策會公布國代選舉及修憲案民調記者會表示，去年修憲相當匆促，法政學者大都反對這樣的修憲內涵。中央研究院近代史研究所副研究員陳儀深也持同樣意見，認為應理性檢討的部分，不能全部被消音。</text:span></text:p>
      <text:p text:style-name="P2"><text:span text:style-name="T1">立法院通過的修憲案，施正鋒指出，當初社運團體都跟著林義雄衝，各政黨在立委選前不敢反對，現在林義雄應該負起責任，出來說清楚，為何要國會席次減半、單一選區兩票制。</text:span><text:span text:style-name="T3"><text:line-break/><text:line-break/></text:span><text:span text:style-name="T1">==========</text:span><text:span text:style-name="T3"><text:line-break/><text:line-break/></text:span><text:span text:style-name="T1">東森新聞報 2005 / 05 / 06 (星期五)</text:span><text:span text:style-name="T3"><text:line-break/><text:line-break/></text:span><text:span text:style-name="T1">林義雄率核四公投促進會　7日前往國民兩黨兌現政治承諾</text:span><text:span text:style-name="T3"><text:line-break/><text:line-break/></text:span><text:span text:style-name="T1">【東森新聞報 記者朱蒲青／台北報導】</text:span><text:span text:style-name="T3"><text:line-break/><text:line-break/><text:line-break/></text:span><text:span text:style-name="T1">為了督促各政黨屢行競選承諾，民進黨(新聞、網站)前主席林義雄7日將率核四公投促進會幹部以「誠信立國 還我民權」為議題苦行，在台北市捷運忠孝新生站集合，以苦行、發傳單的方式，前往民進黨與國民黨中央黨部，以行動監督民進黨、國民黨落實「立委減半」等憲改案的決心與誠信，並將遞交公開信，要求民進黨、國民黨遵守承諾。</text:span></text:p>
      <text:p text:style-name="P2"><text:span text:style-name="T1">不過蘇貞昌為了尊重前主席林義雄，將在明天9時10分，前往捷運忠孝新生站，接受核四公投促進會的公開信。</text:span></text:p>
      <text:p text:style-name="P2"><text:span text:style-name="T1">核四公投促進會指出，「國會改革 立委減半」是各政黨4年前爭相提出對人民的政治承諾。</text:span></text:p>
      <text:p text:style-name="P2"><text:span text:style-name="T1">對此一全國上下都有絕對共識的民主改革，立法院在2004年8月23日以200：1極懸殊的投票數通過。</text:span></text:p>
      <text:p text:style-name="P2"><text:span text:style-name="T1">核四公投促進會肯定國會的兩大黨，民進黨與國民黨，願意順應民意，秉持落實「立委減半」憲改案的態度，展現改革的決心。</text:span></text:p>
      <text:p text:style-name="P2"><text:span text:style-name="T1">核四公投促進會表示，5月9日上午10時至5月13日(五)凌晨3時，在立法院門口展開「誠信立國－立委減半 禁食113」行動，合計以禁食113小時的非武力行動，要求朝野政黨兌現立委減半113席的政治承諾，並務必於5月14日前完成「國民大會職權行使法」。</text:span></text:p>
      <text:p text:style-name="P2"><text:span text:style-name="T1">這次憲改是社會期待已久的改革契機，一旦此次憲改失敗，我們將重回國會亂象，而國家任何改革將一片空白。</text:span></text:p>
      <text:p text:style-name="P2"><text:span text:style-name="T1">懇求全民以各種方式共同監督，切莫讓朝野各政黨用其他技倆拖延，讓「立委減半」等憲改案無法落實。</text:span></text:p>
      <text:p text:style-name="P2"><text:span text:style-name="T1">核四公投促進會將以行動嚴格監督民進黨、國民黨落實政治承諾，而對於違反「誠信原則」，反對「立委減半」等憲改案的台聯、親民黨任務型國大，該會呼籲人民，用選票唾棄背信的政黨與政客。</text:span></text:p>
      <text:p text:style-name="P1"><text:span text:style-name="T1">陳真 | 2005.05.06 02:10 | </text:span><text:span text:style-name="T2">#</text:span></text:p>
      <text:p text:style-name="P3"><text:span text:style-name="T1">對了,因為照片無法貼在這,我用 e-mail寄了一張"哭泣的駱駝" 電影海報給你,很可愛喔.</text:span></text:p>
      <text:p text:style-name="P3"><text:span text:style-name="T1">該片介紹資料來自網易娛樂頻道: http://ent.163.com/ent_2003/editor/movie/film/040602/040602_251221.html</text:span></text:p>
      <text:p text:style-name="P1"><text:span text:style-name="T1">陈真 | 2005.05.06 02:05 | </text:span><text:span text:style-name="T2">#</text:span></text:p>
      <text:p text:style-name="P2"><text:span text:style-name="T1">本来想问你要不要一块 "哭泣的骆驼" DVD, 想送你. 但我对这些现代科技很不内行,收藏或获赠了一些 DVD,可惜我的科技能力总无法搞定这些.比方说放映规格或影片播放地区设限等,我都不明白,像我的 DVD Recorder 所有彩色片全变成黑白,有声电影变默片.不知道是机器错了或影片规格错了或我错了,完全搞不懂.</text:span></text:p>
      <text:p text:style-name="P2"><text:span text:style-name="T1">再说,我自己没看过这片子,不敢乱推荐(学姐是说很好看),若你有兴趣, Amazon 就买得到.我还找到该影片一些介绍,如下.</text:span></text:p>
      <text:p text:style-name="P2"><text:span text:style-name="T1">陈真 2005. 5.5.</text:span></text:p>
      <text:p text:style-name="P2"><text:span text:style-name="T1">片名：The Story of the Weeping Camel</text:span><text:span text:style-name="T3"><text:line-break/></text:span><text:span text:style-name="T1">译名：哭泣的骆驼</text:span><text:span text:style-name="T3"><text:line-break/></text:span><text:span text:style-name="T1">编导：Byambasuren Davaa Luigi Falorni</text:span><text:span text:style-name="T3"><text:line-break/></text:span><text:span text:style-name="T1">主演：Janchiv Ayurzana</text:span><text:span text:style-name="T3"><text:line-break/></text:span><text:span text:style-name="T1">　　　Chimed Ohin</text:span><text:span text:style-name="T3"><text:line-break/></text:span><text:span text:style-name="T1">　　　Amgaabazar Gonson</text:span><text:span text:style-name="T3"><text:line-break/></text:span><text:span text:style-name="T1">　　　Zeveljamz Nyam</text:span><text:span text:style-name="T3"><text:line-break/></text:span><text:span text:style-name="T1">片长：93分钟</text:span><text:span text:style-name="T3"><text:line-break/></text:span><text:span text:style-name="T1">级别：PG(某些争议话题)</text:span><text:span text:style-name="T3"><text:line-break/></text:span><text:span text:style-name="T1">类型：纪录片</text:span><text:span text:style-name="T3"><text:line-break/></text:span><text:span text:style-name="T1">出品：ThinkFilm</text:span><text:span text:style-name="T3"><text:line-break/></text:span><text:span text:style-name="T1">首映：6月4日（美国部分地区）</text:span><text:span text:style-name="T3"><text:line-break/></text:span><text:span text:style-name="T1">官方网站：http://www.kamelfilm.de/</text:span></text:p>
      <text:p text:style-name="P2"><text:span text:style-name="T1">◆剧情◆</text:span></text:p>
      <text:p text:style-name="P2"><text:span text:style-name="T1">　　春天来到蒙古南部这片寂寞的沙漠，一个游牧家庭迎来了一年中骆驼产崽的最繁忙的时期。一只母骆驼遭遇了难产，在牧羊人的帮助下，它艰难地产下了一头非常罕见的白骆驼。这只母骆驼拒绝接受这个可怜的新生儿，拒绝让它分享自己的奶水和母爱。如果这种情况继续持续下去，这只幼驼将会死去，为了拯救这只骆驼，牧羊人派出了自己两个年轻的孩子去穿越危险的沙漠去寻找一名乐师，他是拯救这只小骆驼的唯一的希望。</text:span></text:p>
      <text:p text:style-name="P2"><text:span text:style-name="T1">　　在最后的时刻，这名民族乐器演奏者被带来这里，有了他的演奏，一个原始的拯救幼驼的仪式开始了，随着悠扬的马头琴声和一名妇女充满爱意的歌声，这只母骆驼开始逐渐被感化，当幼驼被再次带到她的身边的时候，它也流出了泪水，并且开始用自己的乳汁拯救这只濒临死亡的幼儿。</text:span><text:span text:style-name="T3"><text:line-break/></text:span><text:span text:style-name="T1">--------------------------------------------------------------------------------</text:span></text:p>
      <text:p text:style-name="P2"><text:span text:style-name="T1">◆幕后◆</text:span></text:p>
      <text:p text:style-name="P2"><text:span text:style-name="T1">　　骆驼的眼角像永</text:span><text:span text:style-name="T5">远</text:span><text:span text:style-name="T1">带泪。蒙古的传说流传，骆驼原本都有来自天神的嘉许：一双美丽的角。但有一趟鹿儿把角一借没回头，从此骆驼便天天定眼守望着地平线，静候鹿儿的归来。这部冷静优雅，纪录片中带丰富剧情的作品，由蒙古女导演参与摄制，自然景致美不胜收，有戈壁大漠、荒原大地、游牧人家、骆驼家族，像一部动物片？绝非如此，此片以蒙古人的角度，深入蒙古大漠贴近族人生活，把骆驼与人的生育起居拍得细致感人。母驼难产，新生婴是头罕有的白驼，但母亲却拒絶喂奶，族人唯有使出故老祖传的音乐一招来感动牠，年幼的婴驼能活下去吗？</text:span><text:span text:style-name="T3"><text:line-break/></text:span><text:span text:style-name="T1">--------------------------------------------------------------------------------</text:span></text:p>
      <text:p text:style-name="P2"><text:span text:style-name="T1">◆评论◆</text:span></text:p>
      <text:p text:style-name="P2"><text:span text:style-name="T1">　　影片中众多业余演员的表演却都能够引起观众的共鸣，这主要是因为影片感人的故事情节，简单但却干净清晰，没有添加任何多余的画外音或说明字幕，但确实非常容易让观众理解，尤其是影片的结尾，那个感人至深的场面抓住了所有人的心。对于一部纪录片电影来说，这是一部难得的佳作。</text:span></text:p>
      <text:p text:style-name="P2"><text:span text:style-name="T1">——《纽约时报》New York Times</text:span></text:p>
      <text:p text:style-name="P2"><text:span text:style-name="T3"><text:line-break/></text:span><text:span text:style-name="T1">　　很难相信，这样一部优秀的半纪录性质的电影作品，会是由两名慕尼黑电影学院学生创作并拍摄完成的。但这是真的，在干旱辽阔的蒙古国的戈壁沙漠上，他们完成了全部的剧本创作和拍摄工作。电影去年在慕尼黑电影节上大获好评，随后又在多伦多热映，有这些成功的范例在前，发行公司才决定在今年将它在市场推出。</text:span></text:p>
      <text:p text:style-name="P2"><text:span text:style-name="T1">——《国际银幕》Screen International</text:span></text:p>
      <text:p text:style-name="P2"><text:span text:style-name="T3"><text:line-break/></text:span><text:span text:style-name="T1">　　在《哭泣的骆驼》的演员表上，动物演员的名字应该排在真人的前面，片中动物演员的表演真的是太精彩了，如果奥斯卡真的创造出一个“最佳动物表演奖（Best Performance by an Animal）”，毫无疑问，Ingen Temee和她的孩子Botok应该成为第一批获奖者。</text:span></text:p>
      <text:p text:style-name="P2"><text:span text:style-name="T1">——《名利场》Variety</text:span></text:p>
      <text:p text:style-name="P2"><text:span text:style-name="T3"><text:line-break/></text:span><text:span text:style-name="T1">参加电影节和获奖纪录</text:span></text:p>
      <text:p text:style-name="P2"><text:span text:style-name="T1">第28届香港国际电影节——天主教文化特别表扬奖（Catholic Film Prize Commendation)</text:span></text:p>
      <text:p text:style-name="P2"><text:span text:style-name="T1">2004年德国国际电影节——最佳本国纪录片（Best German Documentary）</text:span></text:p>
      <text:p text:style-name="P2"><text:span text:style-name="T5">迈</text:span><text:span text:style-name="T1">阿密国际电影节——最佳纪录片奖（Award for Best Documentary）</text:span></text:p>
      <text:p text:style-name="P2"><text:span text:style-name="T1">2003巴伐利亚电影节——最佳纪录片（Best Documentary）</text:span></text:p>
      <text:p text:style-name="P2"><text:span text:style-name="T1">欧洲电影学院——最佳纪录片提名（Documentary - Prix Arte Nomination）</text:span></text:p>
      <text:p text:style-name="P2"><text:span text:style-name="T1">76届奥斯卡——蒙古选送最佳外语片（Mongolia's Official Selection for Best Foreign Language Oscar）</text:span></text:p>
      <text:p text:style-name="P1"><text:span text:style-name="T1">何力 | 2005.05.05 01:11 | </text:span><text:span text:style-name="T2">#</text:span></text:p>
      <text:p text:style-name="P3"><text:span text:style-name="T1">陈真兄，您好！親系譜这个网站很好，上面的文章我非常喜欢。</text:span><text:span text:style-name="T3"><text:line-break/></text:span><text:span text:style-name="T1">阅读后有很多感触，容日后抽时间写下来。</text:span><text:span text:style-name="T3"><text:line-break/></text:span><text:span text:style-name="T1">《我就出生在你要我出生的房子裏》曾出版唱片，可是也是在搬家的时候留在别处了，回头找到再发给你听，这是我自己也很喜欢的作品，现在也经常会弹着吉他唱给朋友们听。可惜《孤独的小骆驼》是听不到了。您说的dvd不知道是哪里出版的？据我当时的了解，那位马头琴师的弟子说要是他去拉，需要特制一把琴，至少还需要一年的时间练习，然而也只能拉到师父的三成，后来因为别的原因他就放弃了。</text:span><text:span text:style-name="T3"><text:line-break/></text:span></text:p>
      <text:p text:style-name="P1"><text:span text:style-name="T1">陳真 | 2005.05.04 09:42 | </text:span><text:span text:style-name="T2">#</text:span></text:p>
      <text:p text:style-name="P2"><text:span text:style-name="T1">"愛台灣" 的請別生氣,容我插播一則 "不愛台灣" 的廣告,如下. 雖然我哪個國都不愛,但每天盯著電視看連戰,倒也挺激動. 兩岸和平,多好!</text:span></text:p>
      <text:p text:style-name="P2"><text:span text:style-name="T1">我總努力想抗拒一種民族主義的感情,我不認為那是好東西,但免不了還是會有一點點那樣的情感. 我希望華人能成為一個受人尊敬(而不是使人害怕)的民族,不要再受任何列強的糟蹋和操弄,更絕對不要刀戈相向.</text:span></text:p>
      <text:p text:style-name="P2"><text:span text:style-name="T1">陳真 2005. 5. 4.</text:span></text:p>
      <text:p text:style-name="P2"><text:span text:style-name="T1">=============</text:span><text:span text:style-name="T3"><text:line-break/></text:span><text:span text:style-name="T1">五四愛國精神與國共和解—歡迎連戰和平之旅歸來</text:span></text:p>
      <text:p text:style-name="P2"><text:span text:style-name="T1">時間：2005年5月4日(星期三)</text:span></text:p>
      <text:p text:style-name="P2"><text:span text:style-name="T1">晚上6：30—9：30</text:span></text:p>
      <text:p text:style-name="P2"><text:span text:style-name="T1">地點：師範大學綜合大樓五樓國際會議廳</text:span></text:p>
      <text:p text:style-name="P2"><text:span text:style-name="T1">(台北市和平東路一段129之1號)</text:span></text:p>
      <text:p text:style-name="P2"><text:span text:style-name="T1">座談及演講專家學者及民代包括：</text:span></text:p>
      <text:p text:style-name="P2"><text:span text:style-name="T1">張麟徵、朱高正、曾祥鐸、周守訓(青壯立委隨連戰訪大陸) 、王曉波、毛鑄倫、紀欣、王津平… (還有其他重量級人物正越洋電話聯絡、確認中。)</text:span></text:p>
      <text:p text:style-name="P2"><text:span text:style-name="T1">主辦單位：中國統一聯盟</text:span></text:p>
      <text:p text:style-name="P2"><text:span text:style-name="T1">地址：台北市新生南路一段50之1 號7樓</text:span></text:p>
      <text:p text:style-name="P2"><text:span text:style-name="T1">電話：02-23214125</text:span><text:span text:style-name="T3"><text:line-break/></text:span><text:span text:style-name="T1">傳真：02-23210397</text:span></text:p>
      <text:p text:style-name="P2"><text:span text:style-name="T1">E-mail：onechina @ ms19.hinet.net</text:span><text:span text:style-name="T3"><text:line-break/></text:span></text:p>
      <text:p text:style-name="P1"><text:span text:style-name="T1">陳真 | 2005.05.04 08:44 | </text:span><text:span text:style-name="T2">#</text:span></text:p>
      <text:p text:style-name="P3"><text:span text:style-name="T1">《我就出生在你要我出生的房子裏》貼在親系譜了,謝謝何力老弟!</text:span></text:p>
      <text:p text:style-name="P3"><text:span text:style-name="T1">學姐看過一部片(那天我剛好沒跟著去看,但看過預告片),叫做 "哭泣的駱駝", 故事似乎就跟你講的一個樣.聽說駱駝媽媽還把小駱駝一腳踢開.</text:span></text:p>
      <text:p text:style-name="P3"><text:span text:style-name="T1">前些日子在台灣,湊巧看到有這部片的 dvd,所以就買了下來,可惜沒帶來,當時也沒打開看,只能期待英國的電影院再重映.</text:span><text:span text:style-name="T3"><text:line-break/></text:span></text:p>
      <text:p text:style-name="P1"><text:span text:style-name="T1">陳真 | 2005.05.03 06:59 | </text:span><text:span text:style-name="T2">#</text:span></text:p>
      <text:p text:style-name="P2"><text:span text:style-name="T1">謝謝何力老弟,以後我就不客氣,不每篇說謝了.另外那一篇,我打算貼到親系譜.</text:span></text:p>
      <text:p text:style-name="P2"><text:span text:style-name="T1">還有,各位親鄉父老,別只顧著流連留言板,首頁也是要看啊.剛貼了一個訊息,關於安醫生.住英國的,歡迎來聽,地點就在 KING'S,進校園後若不知道路,問一下門房就知道,很容易可以找到Keynes Hall.</text:span></text:p>
      <text:p text:style-name="P2"><text:span text:style-name="T1">陳真 2005. 5. 2.</text:span></text:p>
      <text:p text:style-name="P1"><text:span text:style-name="T1">何力 | 2005.05.02 09:48 | </text:span><text:span text:style-name="T2">#</text:span></text:p>
      <text:p text:style-name="P3"><text:span text:style-name="T1">感谢陈真兄。看到自己的文章在纪念若雪的网站上，对我来说是一份幸福，也是一个好的开始。</text:span></text:p>
      <text:p text:style-name="P3"><text:span text:style-name="T1">其实，我本身也还喜欢繁体字，我的朋友们也会奇怪我的手机里怎么全用繁体字。可能是我喜欢繁体字的严肃，庄重吧。所以，入乡随俗，一律用繁体吧（除了留言板）。</text:span></text:p>
      <text:p text:style-name="P1"><text:span text:style-name="T1">陈真 | 2005.05.02 00:04 | </text:span><text:span text:style-name="T2">#</text:span></text:p>
      <text:p text:style-name="P2"><text:span text:style-name="T1">谢谢何兄,文章贴上了,但段落编排上有些我不知道怎幺克服的问题,比方缩一起或空一大段等等,容日后再修补.</text:span></text:p>
      <text:p text:style-name="P2"><text:span text:style-name="T1">还有,我改成繁体,本来我是想维持简体,但也不敢擅自作主. 看不习惯繁体的大陆朋友, 还请担待.</text:span></text:p>
      <text:p text:style-name="P2"><text:span text:style-name="T1">但若您仍希望维持简体,我还是可以用简体贴上没问题,毕竟作者最大.</text:span></text:p>
      <text:p text:style-name="P2"><text:span text:style-name="T1">陈真 2005. 5. 1.</text:span><text:span text:style-name="T3"><text:line-break/></text:span></text:p>
      <text:p text:style-name="P1"><text:span text:style-name="T1">何力 | 2005.05.01 12:38 | </text:span><text:span text:style-name="T2">#</text:span></text:p>
      <text:p text:style-name="P3"><text:span text:style-name="T1">《我就出生在你要我出生的房子里》</text:span><text:span text:style-name="T3"><text:line-break/></text:span><text:span text:style-name="T1">文／何力</text:span></text:p>
      <text:p text:style-name="P3"><text:span text:style-name="T1">我就出生在你要我出生的房子里，</text:span><text:span text:style-name="T3"><text:line-break/></text:span><text:span text:style-name="T1">我就住在你要我居住的城市，</text:span><text:span text:style-name="T3"><text:line-break/></text:span><text:span text:style-name="T1">我将活在你要我活着的国家，</text:span><text:span text:style-name="T3"><text:line-break/></text:span><text:span text:style-name="T1">我将被埋在你要我消失的地方。</text:span></text:p>
      <text:p text:style-name="P3"><text:span text:style-name="T1">我就带着你为我准备的水和干粮，</text:span><text:span text:style-name="T3"><text:line-break/></text:span><text:span text:style-name="T1">我就踩着你做的鞋走在戈壁的路上；</text:span><text:span text:style-name="T3"><text:line-break/></text:span><text:span text:style-name="T1">我就披着你缝的衣服遮挡风雨和太阳，</text:span><text:span text:style-name="T3"><text:line-break/></text:span><text:span text:style-name="T1">我就路过你熟悉的每个城市和村庄。</text:span></text:p>
      <text:p text:style-name="P3"><text:span text:style-name="T1">我就握着你交给我的生命，</text:span><text:span text:style-name="T3"><text:line-break/></text:span><text:span text:style-name="T1">我就唱着你为我写下的命运，</text:span><text:span text:style-name="T3"><text:line-break/></text:span><text:span text:style-name="T1">我就扛着你为我种下的信仰，</text:span><text:span text:style-name="T3"><text:line-break/></text:span><text:span text:style-name="T1">我将度过你扔给我的时光。</text:span></text:p>
      <text:p text:style-name="P3"><text:span text:style-name="T1">我将遇到你为我生的和我一样的姑娘，</text:span><text:span text:style-name="T3"><text:line-break/></text:span><text:span text:style-name="T1">和她一起看着孩子们自由的成长；</text:span><text:span text:style-name="T3"><text:line-break/></text:span><text:span text:style-name="T1">我将承受你送给我的幸福和悲伤，</text:span><text:span text:style-name="T3"><text:line-break/></text:span><text:span text:style-name="T1">默默回想你在我心中的模样。</text:span></text:p>
      <text:p text:style-name="P3"><text:span text:style-name="T1">　　９７年的７月我开始动笔写这首歌，其间经历了一次几乎</text:span><text:span text:style-name="T3"><text:line-break/></text:span><text:span text:style-name="T1">失去生命的车祸。９９年底，这首歌的录音完成后，我回了一</text:span><text:span text:style-name="T3"><text:line-break/></text:span><text:span text:style-name="T1">趟新疆。在一次和朋友门的聚会中，我无意中听到了世界上最</text:span><text:span text:style-name="T3"><text:line-break/></text:span><text:span text:style-name="T1">美的关于音乐的一个故事，是一首马头琴曲的来历：</text:span></text:p>
      <text:p text:style-name="P3"><text:span text:style-name="T1">　　在沙漠腹地一个风雪交加的夜里，骆驼妈妈艰难的生下了</text:span><text:span text:style-name="T3"><text:line-break/></text:span><text:span text:style-name="T1">孩子。可是骆驼的主人发现，驼妈妈拒绝给自己的孩子喂奶。</text:span><text:span text:style-name="T3"><text:line-break/></text:span><text:span text:style-name="T1">这急坏了主人，想尽了办法，还是毫无结果。无奈之中，听</text:span><text:span text:style-name="T3"><text:line-break/></text:span><text:span text:style-name="T1">从仆人的建议，找来一位琴师——试图用音乐来获取驼妈妈</text:span><text:span text:style-name="T3"><text:line-break/></text:span><text:span text:style-name="T1">的奶水。琴师创作了一首曲子，在演奏的过程中，在场的人们</text:span><text:span text:style-name="T3"><text:line-break/></text:span><text:span text:style-name="T1">惊奇的发现，驼妈妈流下了眼泪。小骆驼终于吃上了奶水，</text:span><text:span text:style-name="T3"><text:line-break/></text:span><text:span text:style-name="T1">幸福的依偎在母亲的怀里。这首曲子也因此被命名为《孤独的</text:span><text:span text:style-name="T3"><text:line-break/></text:span><text:span text:style-name="T1">小骆驼》。我记得当时听故事的朋友，好象都变成了驼妈妈，</text:span><text:span text:style-name="T3"><text:line-break/></text:span><text:span text:style-name="T1">泪光闪闪。</text:span></text:p>
      <text:p text:style-name="P3"><text:span text:style-name="T1">　　这个故事从此烙在我的心上。我打听了很多人，终于见到</text:span><text:span text:style-name="T3"><text:line-break/></text:span><text:span text:style-name="T1">了那位琴师最后一个弟子，有了一次交谈，但是非常遗憾，原</text:span><text:span text:style-name="T3"><text:line-break/></text:span><text:span text:style-name="T1">曲是无法再听到了。因为种种原因，弟子早将自己的马头琴束</text:span><text:span text:style-name="T3"><text:line-break/></text:span><text:span text:style-name="T1">置高阁，改行成了一个影视导演。但他依然激动的向我证实了</text:span><text:span text:style-name="T3"><text:line-break/></text:span><text:span text:style-name="T1">这个曲子：它要用他师傅制作的特殊的琴来演奏，它的确使驼</text:span><text:span text:style-name="T3"><text:line-break/></text:span><text:span text:style-name="T1">妈妈流下了眼泪，听到它的人也都沉浸在绝无仅有的感动中。</text:span><text:span text:style-name="T3"><text:line-break/></text:span><text:span text:style-name="T1">他还对我讲到了他师傅沉重而悠长的呼吸和音乐的配合。即使</text:span><text:span text:style-name="T3"><text:line-break/></text:span><text:span text:style-name="T1">无缘再听到它，我还是深深的感动。</text:span></text:p>
      <text:p text:style-name="P3"><text:span text:style-name="T1">　　音乐不仅愉悦人类，它还有很多功能已经得到证实，它可</text:span><text:span text:style-name="T3"><text:line-break/></text:span><text:span text:style-name="T1">以治病，可以吓唬老鼠，可以改变鲜花开放的时间。甚至对现</text:span><text:span text:style-name="T3"><text:line-break/></text:span><text:span text:style-name="T1">代人来说对牛弹琴也已成往事——人类发现给母牛挤奶时放</text:span><text:span text:style-name="T3"><text:line-break/></text:span><text:span text:style-name="T1">音乐，母牛就不再发脾气，和挤奶工的配合越来越好。但《孤</text:span><text:span text:style-name="T3"><text:line-break/></text:span><text:span text:style-name="T1">独的小骆驼》的故事始终在促使我思考：驼妈妈为什么拒绝给</text:span><text:span text:style-name="T3"><text:line-break/></text:span><text:span text:style-name="T1">自己的孩子喂奶，又怎样被一首音乐打动？这个问题就象儿时</text:span><text:span text:style-name="T3"><text:line-break/></text:span><text:span text:style-name="T1">无解的难题，即使老师给出了答案，可最终的结果还是在生活</text:span><text:span text:style-name="T3"><text:line-break/></text:span><text:span text:style-name="T1">和时间的手里。</text:span></text:p>
      <text:p text:style-name="P3"><text:span text:style-name="T1">　　我甚至自做主张，要写一个音乐剧：骆驼妈妈拒绝给自</text:span><text:span text:style-name="T3"><text:line-break/></text:span><text:span text:style-name="T1">己的孩子喂奶，是担心再一次降临在小骆驼身上的苦难命运——</text:span><text:span text:style-name="T3"><text:line-break/></text:span><text:span text:style-name="T1">活在这个弱肉强食到连自己的孩子都不饶恕的人类统治的地球上。</text:span><text:span text:style-name="T3"><text:line-break/></text:span><text:span text:style-name="T1">我听过一名在战乱中失去妻子的父亲抱着自己的孩子说：</text:span><text:span text:style-name="T3"><text:line-break/></text:span><text:span text:style-name="T1">我没有奶水，但我要用仇恨代替母乳，养大我的孩子。可是，</text:span><text:span text:style-name="T3"><text:line-break/></text:span><text:span text:style-name="T1">人类的音乐还是给了骆驼妈妈一线希望，她恢复了对人类的</text:span><text:span text:style-name="T3"><text:line-break/></text:span><text:span text:style-name="T1">信心。</text:span></text:p>
      <text:p text:style-name="P3"><text:span text:style-name="T1">　　今生似乎无缘听到《孤独的小骆驼》了。今天的时代，</text:span><text:span text:style-name="T3"><text:line-break/></text:span><text:span text:style-name="T1">这样的故事也显得有些不合适宜，感动骆驼妈妈的音乐，也随</text:span><text:span text:style-name="T3"><text:line-break/></text:span><text:span text:style-name="T1">风而去。但是在99年3月底，我完成了《我就出生在你要我出</text:span><text:span text:style-name="T3"><text:line-break/></text:span><text:span text:style-name="T1">生的房子里》的词曲创作，每当唱起它，脑海里就会响起这首</text:span><text:span text:style-name="T3"><text:line-break/></text:span><text:span text:style-name="T1">从来没有听过的曲子，我想一定是这首歌里多了关于骆驼妈妈</text:span><text:span text:style-name="T3"><text:line-break/></text:span><text:span text:style-name="T1">的故事。</text:span></text:p>
      <text:p text:style-name="P3"><text:span text:style-name="T1">　　我想把他唱给和我一样生活在这片土地上的人，唱给所有</text:span><text:span text:style-name="T3"><text:line-break/></text:span><text:span text:style-name="T1">伟大的母亲和所有热爱母亲的人们。当然，还有骆驼吗妈妈和</text:span><text:span text:style-name="T3"><text:line-break/></text:span><text:span text:style-name="T1">它孤独的孩子。</text:span><text:span text:style-name="T3"><text:line-break/></text:span><text:span text:style-name="T1">（完）</text:span><text:span text:style-name="T3"><text:line-break/></text:span></text:p>
      <text:p text:style-name="P1"><text:span text:style-name="T1">何力 | 2005.05.01 11:51 | </text:span><text:span text:style-name="T2">#</text:span></text:p>
      <text:p text:style-name="P2"><text:span text:style-name="T1">感谢陈真兄看得起小弟的陋文。收录到巴勒网是小弟的荣幸。</text:span><text:span text:style-name="T3"><text:line-break/></text:span><text:span text:style-name="T1">我想把“一条鱼尚想着用自己的骨头刺破狗男女的喉咙”中的“狗男女”改成“人”，一时疏忽，烦请代劳。原词中说的是</text:span><text:span text:style-name="T3"><text:line-break/></text:span><text:span text:style-name="T1">一对夫妇在争论，我做了处理，留了后患。</text:span><text:span text:style-name="T3"><text:line-break/></text:span></text:p>
      <text:p text:style-name="P1"><text:span text:style-name="T1">陳真 | 2005.05.01 05:47 | </text:span><text:span text:style-name="T2">#</text:span></text:p>
      <text:p text:style-name="P3"><text:span text:style-name="T1">謝謝何力老弟, 看簡歷推算年紀, 我應虛長你數歲,寫起經歷卻乏善可陳, 一片空白,只有一項浴室唱歌的本領. 小時候更愛唱, 少年不識愁滋味, 浴室裏唱起歌來驚天動地,總幻想隔壁人家（正確地說是隔壁人家的女兒）聽了有感覺. 但我出生在一個 "反共抗俄、殺朱拔毛" 的年代,能學到的歌不多,沒得唱時就唱 "江山美人" 或 "國父紀念歌".</text:span></text:p>
      <text:p text:style-name="P3"><text:span text:style-name="T1">最近劍橋上映陳凱歌的 "黃土地", 裏頭有個 "翠巧"（?）也特愛唱, 但往往半夜偷唱, 訴說苦悶. 她爸倒不唱, 前來收集陜西民歌的八路軍問為啥不唱. 他說: "不喜不愁的, 唱啥歌?" 軍人又問, 民謠成千上萬, 哪記得住? 翠巧爸爸說: "日子苦了就記住了."</text:span><text:span text:style-name="T3"><text:line-break/><text:line-break/></text:span><text:span text:style-name="T1">我對這兩句對白挺有感覺, 心裏甜了苦了, 說不出話來,於是唱歌.</text:span></text:p>
      <text:p text:style-name="P3"><text:span text:style-name="T1">對了,我們想把你這篇文章收錄在巴勒網,可以嗎? 不過,大人不在,小鬼當家,我還不是很會貼巴勒網,段落全縮在一起,我也不知道該怎麼弄,先請將就,日後改進.</text:span></text:p>
      <text:p text:style-name="P3"><text:span text:style-name="T1">陳真 2005. 4. 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